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f_score</text:p>
          </table:table-cell>
          <table:table-cell office:value-type="string" calcext:value-type="string">
            <text:p>off_score</text:p>
          </table:table-cell>
          <table:table-cell office:value-type="string" calcext:value-type="string">
            <text:p>quotient_total</text:p>
          </table:table-cell>
          <table:table-cell office:value-type="string" calcext:value-type="string">
            <text:p>difference_total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67.4179685170915" calcext:value-type="float">
            <text:p>67.4179685170915</text:p>
          </table:table-cell>
          <table:table-cell table:formula="of:=[.C2]/[.B2]" office:value-type="float" office:value="0.746050787707077" calcext:value-type="float">
            <text:p>0.746050787707077</text:p>
          </table:table-cell>
          <table:table-cell table:formula="of:=[.C2]-[.B2]" office:value-type="float" office:value="-22.9484912842511" calcext:value-type="float">
            <text:p>-22.9484912842511</text:p>
          </table:table-cell>
        </table:table-row>
        <table:table-row table:style-name="ro1">
          <table:table-cell office:value-type="string" calcext:value-type="string">
            <text:p>bug/dark</text:p>
          </table:table-cell>
          <table:table-cell office:value-type="float" office:value="97.5638788275628" calcext:value-type="float">
            <text:p>97.5638788275628</text:p>
          </table:table-cell>
          <table:table-cell office:value-type="float" office:value="87.3564727336206" calcext:value-type="float">
            <text:p>87.3564727336206</text:p>
          </table:table-cell>
          <table:table-cell table:formula="of:=[.C3]/[.B3]" office:value-type="float" office:value="0.895377200900518" calcext:value-type="float">
            <text:p>0.895377200900518</text:p>
          </table:table-cell>
          <table:table-cell table:formula="of:=[.C3]-[.B3]" office:value-type="float" office:value="-10.2074060939423" calcext:value-type="float">
            <text:p>-10.2074060939423</text:p>
          </table:table-cell>
        </table:table-row>
        <table:table-row table:style-name="ro1">
          <table:table-cell office:value-type="string" calcext:value-type="string">
            <text:p>bug/dragon</text:p>
          </table:table-cell>
          <table:table-cell office:value-type="float" office:value="96.1122299309761" calcext:value-type="float">
            <text:p>96.1122299309761</text:p>
          </table:table-cell>
          <table:table-cell office:value-type="float" office:value="98.1483004121394" calcext:value-type="float">
            <text:p>98.1483004121394</text:p>
          </table:table-cell>
          <table:table-cell table:formula="of:=[.C4]/[.B4]" office:value-type="float" office:value="1.02118430175458" calcext:value-type="float">
            <text:p>1.02118430175458</text:p>
          </table:table-cell>
          <table:table-cell table:formula="of:=[.C4]-[.B4]" office:value-type="float" office:value="2.03607048116336" calcext:value-type="float">
            <text:p>2.03607048116336</text:p>
          </table:table-cell>
        </table:table-row>
        <table:table-row table:style-name="ro1">
          <table:table-cell office:value-type="string" calcext:value-type="string">
            <text:p>bug/electric</text:p>
          </table:table-cell>
          <table:table-cell office:value-type="float" office:value="90.8071146125055" calcext:value-type="float">
            <text:p>90.8071146125055</text:p>
          </table:table-cell>
          <table:table-cell office:value-type="float" office:value="108.82886819649" calcext:value-type="float">
            <text:p>108.82886819649</text:p>
          </table:table-cell>
          <table:table-cell table:formula="of:=[.C5]/[.B5]" office:value-type="float" office:value="1.19846191194256" calcext:value-type="float">
            <text:p>1.19846191194256</text:p>
          </table:table-cell>
          <table:table-cell table:formula="of:=[.C5]-[.B5]" office:value-type="float" office:value="18.0217535839848" calcext:value-type="float">
            <text:p>18.0217535839848</text:p>
          </table:table-cell>
        </table:table-row>
        <table:table-row table:style-name="ro1">
          <table:table-cell office:value-type="string" calcext:value-type="string">
            <text:p>bug/fairy</text:p>
          </table:table-cell>
          <table:table-cell office:value-type="float" office:value="94.707973217215" calcext:value-type="float">
            <text:p>94.707973217215</text:p>
          </table:table-cell>
          <table:table-cell office:value-type="float" office:value="98.3269979265957" calcext:value-type="float">
            <text:p>98.3269979265957</text:p>
          </table:table-cell>
          <table:table-cell table:formula="of:=[.C6]/[.B6]" office:value-type="float" office:value="1.03821246075112" calcext:value-type="float">
            <text:p>1.03821246075112</text:p>
          </table:table-cell>
          <table:table-cell table:formula="of:=[.C6]-[.B6]" office:value-type="float" office:value="3.61902470938071" calcext:value-type="float">
            <text:p>3.61902470938071</text:p>
          </table:table-cell>
        </table:table-row>
        <table:table-row table:style-name="ro1">
          <table:table-cell office:value-type="string" calcext:value-type="string">
            <text:p>bug/fighting</text:p>
          </table:table-cell>
          <table:table-cell office:value-type="float" office:value="111.619689088397" calcext:value-type="float">
            <text:p>111.619689088397</text:p>
          </table:table-cell>
          <table:table-cell office:value-type="float" office:value="95.5296192708953" calcext:value-type="float">
            <text:p>95.5296192708953</text:p>
          </table:table-cell>
          <table:table-cell table:formula="of:=[.C7]/[.B7]" office:value-type="float" office:value="0.855849179039019" calcext:value-type="float">
            <text:p>0.855849179039019</text:p>
          </table:table-cell>
          <table:table-cell table:formula="of:=[.C7]-[.B7]" office:value-type="float" office:value="-16.0900698175019" calcext:value-type="float">
            <text:p>-16.0900698175019</text:p>
          </table:table-cell>
        </table:table-row>
        <table:table-row table:style-name="ro1">
          <table:table-cell office:value-type="string" calcext:value-type="string">
            <text:p>bug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07.777671935746" calcext:value-type="float">
            <text:p>107.777671935746</text:p>
          </table:table-cell>
          <table:table-cell table:formula="of:=[.C8]/[.B8]" office:value-type="float" office:value="1.07065591781381" calcext:value-type="float">
            <text:p>1.07065591781381</text:p>
          </table:table-cell>
          <table:table-cell table:formula="of:=[.C8]-[.B8]" office:value-type="float" office:value="7.11258416803535" calcext:value-type="float">
            <text:p>7.11258416803535</text:p>
          </table:table-cell>
        </table:table-row>
        <table:table-row table:style-name="ro1">
          <table:table-cell office:value-type="string" calcext:value-type="string">
            <text:p>bug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89.7809752403094" calcext:value-type="float">
            <text:p>89.7809752403094</text:p>
          </table:table-cell>
          <table:table-cell table:formula="of:=[.C9]/[.B9]" office:value-type="float" office:value="0.903961412849749" calcext:value-type="float">
            <text:p>0.903961412849749</text:p>
          </table:table-cell>
          <table:table-cell table:formula="of:=[.C9]-[.B9]" office:value-type="float" office:value="-9.53850229941639" calcext:value-type="float">
            <text:p>-9.53850229941639</text:p>
          </table:table-cell>
        </table:table-row>
        <table:table-row table:style-name="ro1">
          <table:table-cell office:value-type="string" calcext:value-type="string">
            <text:p>bug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04.306882543185" calcext:value-type="float">
            <text:p>104.306882543185</text:p>
          </table:table-cell>
          <table:table-cell table:formula="of:=[.C10]/[.B10]" office:value-type="float" office:value="1.13593424714042" calcext:value-type="float">
            <text:p>1.13593424714042</text:p>
          </table:table-cell>
          <table:table-cell table:formula="of:=[.C10]-[.B10]" office:value-type="float" office:value="12.4821287726519" calcext:value-type="float">
            <text:p>12.4821287726519</text:p>
          </table:table-cell>
        </table:table-row>
        <table:table-row table:style-name="ro1">
          <table:table-cell office:value-type="string" calcext:value-type="string">
            <text:p>bug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97.6556961170913" calcext:value-type="float">
            <text:p>97.6556961170913</text:p>
          </table:table-cell>
          <table:table-cell table:formula="of:=[.C11]/[.B11]" office:value-type="float" office:value="0.907661766485505" calcext:value-type="float">
            <text:p>0.907661766485505</text:p>
          </table:table-cell>
          <table:table-cell table:formula="of:=[.C11]-[.B11]" office:value-type="float" office:value="-9.93470784496739" calcext:value-type="float">
            <text:p>-9.93470784496739</text:p>
          </table:table-cell>
        </table:table-row>
        <table:table-row table:style-name="ro1">
          <table:table-cell office:value-type="string" calcext:value-type="string">
            <text:p>bug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96.3377510448141" calcext:value-type="float">
            <text:p>96.3377510448141</text:p>
          </table:table-cell>
          <table:table-cell table:formula="of:=[.C12]/[.B12]" office:value-type="float" office:value="0.903705360428952" calcext:value-type="float">
            <text:p>0.903705360428952</text:p>
          </table:table-cell>
          <table:table-cell table:formula="of:=[.C12]-[.B12]" office:value-type="float" office:value="-10.2653026308734" calcext:value-type="float">
            <text:p>-10.2653026308734</text:p>
          </table:table-cell>
        </table:table-row>
        <table:table-row table:style-name="ro1">
          <table:table-cell office:value-type="string" calcext:value-type="string">
            <text:p>bug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86.7594866061348" calcext:value-type="float">
            <text:p>86.7594866061348</text:p>
          </table:table-cell>
          <table:table-cell table:formula="of:=[.C13]/[.B13]" office:value-type="float" office:value="0.746915666218707" calcext:value-type="float">
            <text:p>0.746915666218707</text:p>
          </table:table-cell>
          <table:table-cell table:formula="of:=[.C13]-[.B13]" office:value-type="float" office:value="-29.3975181670525" calcext:value-type="float">
            <text:p>-29.3975181670525</text:p>
          </table:table-cell>
        </table:table-row>
        <table:table-row table:style-name="ro1">
          <table:table-cell office:value-type="string" calcext:value-type="string">
            <text:p>bug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76.927401042668" calcext:value-type="float">
            <text:p>76.927401042668</text:p>
          </table:table-cell>
          <table:table-cell table:formula="of:=[.C14]/[.B14]" office:value-type="float" office:value="0.808810587302434" calcext:value-type="float">
            <text:p>0.808810587302434</text:p>
          </table:table-cell>
          <table:table-cell table:formula="of:=[.C14]-[.B14]" office:value-type="float" office:value="-18.1843621443573" calcext:value-type="float">
            <text:p>-18.1843621443573</text:p>
          </table:table-cell>
        </table:table-row>
        <table:table-row table:style-name="ro1">
          <table:table-cell office:value-type="string" calcext:value-type="string">
            <text:p>bug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74.5473876762787" calcext:value-type="float">
            <text:p>74.5473876762787</text:p>
          </table:table-cell>
          <table:table-cell table:formula="of:=[.C15]/[.B15]" office:value-type="float" office:value="0.751810313201523" calcext:value-type="float">
            <text:p>0.751810313201523</text:p>
          </table:table-cell>
          <table:table-cell table:formula="of:=[.C15]-[.B15]" office:value-type="float" office:value="-24.6097884986859" calcext:value-type="float">
            <text:p>-24.6097884986859</text:p>
          </table:table-cell>
        </table:table-row>
        <table:table-row table:style-name="ro1">
          <table:table-cell office:value-type="string" calcext:value-type="string">
            <text:p>bug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7.140370948597" calcext:value-type="float">
            <text:p>107.140370948597</text:p>
          </table:table-cell>
          <table:table-cell table:formula="of:=[.C16]/[.B16]" office:value-type="float" office:value="1.07295120011074" calcext:value-type="float">
            <text:p>1.07295120011074</text:p>
          </table:table-cell>
          <table:table-cell table:formula="of:=[.C16]-[.B16]" office:value-type="float" office:value="7.28459844231804" calcext:value-type="float">
            <text:p>7.28459844231804</text:p>
          </table:table-cell>
        </table:table-row>
        <table:table-row table:style-name="ro1">
          <table:table-cell office:value-type="string" calcext:value-type="string">
            <text:p>bug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5.7618287909638" calcext:value-type="float">
            <text:p>95.7618287909638</text:p>
          </table:table-cell>
          <table:table-cell table:formula="of:=[.C17]/[.B17]" office:value-type="float" office:value="0.806304409776697" calcext:value-type="float">
            <text:p>0.806304409776697</text:p>
          </table:table-cell>
          <table:table-cell table:formula="of:=[.C17]-[.B17]" office:value-type="float" office:value="-23.0045175539417" calcext:value-type="float">
            <text:p>-23.0045175539417</text:p>
          </table:table-cell>
        </table:table-row>
        <table:table-row table:style-name="ro1">
          <table:table-cell office:value-type="string" calcext:value-type="string">
            <text:p>bug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96.4238666284296" calcext:value-type="float">
            <text:p>96.4238666284296</text:p>
          </table:table-cell>
          <table:table-cell table:formula="of:=[.C18]/[.B18]" office:value-type="float" office:value="1.10841086422179" calcext:value-type="float">
            <text:p>1.10841086422179</text:p>
          </table:table-cell>
          <table:table-cell table:formula="of:=[.C18]-[.B18]" office:value-type="float" office:value="9.4309746053726" calcext:value-type="float">
            <text:p>9.4309746053726</text:p>
          </table:table-cell>
        </table:table-row>
        <table:table-row table:style-name="ro1">
          <table:table-cell office:value-type="string" calcext:value-type="string">
            <text:p>bug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4.6318741069681" calcext:value-type="float">
            <text:p>94.6318741069681</text:p>
          </table:table-cell>
          <table:table-cell table:formula="of:=[.C19]/[.B19]" office:value-type="float" office:value="0.973641535997445" calcext:value-type="float">
            <text:p>0.973641535997445</text:p>
          </table:table-cell>
          <table:table-cell table:formula="of:=[.C19]-[.B19]" office:value-type="float" office:value="-2.56187801662288" calcext:value-type="float">
            <text:p>-2.56187801662288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84.3728666627782" calcext:value-type="float">
            <text:p>84.3728666627782</text:p>
          </table:table-cell>
          <table:table-cell office:value-type="float" office:value="81.7371569620012" calcext:value-type="float">
            <text:p>81.7371569620012</text:p>
          </table:table-cell>
          <table:table-cell table:formula="of:=[.C20]/[.B20]" office:value-type="float" office:value="0.968761169259409" calcext:value-type="float">
            <text:p>0.968761169259409</text:p>
          </table:table-cell>
          <table:table-cell table:formula="of:=[.C20]-[.B20]" office:value-type="float" office:value="-2.63570970077697" calcext:value-type="float">
            <text:p>-2.63570970077697</text:p>
          </table:table-cell>
        </table:table-row>
        <table:table-row table:style-name="ro1">
          <table:table-cell office:value-type="string" calcext:value-type="string">
            <text:p>dark/dragon</text:p>
          </table:table-cell>
          <table:table-cell office:value-type="float" office:value="96.1122299309761" calcext:value-type="float">
            <text:p>96.1122299309761</text:p>
          </table:table-cell>
          <table:table-cell office:value-type="float" office:value="99.9793060194896" calcext:value-type="float">
            <text:p>99.9793060194896</text:p>
          </table:table-cell>
          <table:table-cell table:formula="of:=[.C21]/[.B21]" office:value-type="float" office:value="1.04023500538163" calcext:value-type="float">
            <text:p>1.04023500538163</text:p>
          </table:table-cell>
          <table:table-cell table:formula="of:=[.C21]-[.B21]" office:value-type="float" office:value="3.86707608851354" calcext:value-type="float">
            <text:p>3.86707608851354</text:p>
          </table:table-cell>
        </table:table-row>
        <table:table-row table:style-name="ro1">
          <table:table-cell office:value-type="string" calcext:value-type="string">
            <text:p>dark/electric</text:p>
          </table:table-cell>
          <table:table-cell office:value-type="float" office:value="90.8071146125055" calcext:value-type="float">
            <text:p>90.8071146125055</text:p>
          </table:table-cell>
          <table:table-cell office:value-type="float" office:value="110.148698467191" calcext:value-type="float">
            <text:p>110.148698467191</text:p>
          </table:table-cell>
          <table:table-cell table:formula="of:=[.C22]/[.B22]" office:value-type="float" office:value="1.21299634876871" calcext:value-type="float">
            <text:p>1.21299634876871</text:p>
          </table:table-cell>
          <table:table-cell table:formula="of:=[.C22]-[.B22]" office:value-type="float" office:value="19.3415838546857" calcext:value-type="float">
            <text:p>19.3415838546857</text:p>
          </table:table-cell>
        </table:table-row>
        <table:table-row table:style-name="ro1">
          <table:table-cell office:value-type="string" calcext:value-type="string">
            <text:p>dark/fairy</text:p>
          </table:table-cell>
          <table:table-cell office:value-type="float" office:value="94.707973217215" calcext:value-type="float">
            <text:p>94.707973217215</text:p>
          </table:table-cell>
          <table:table-cell office:value-type="float" office:value="102.859173282028" calcext:value-type="float">
            <text:p>102.859173282028</text:p>
          </table:table-cell>
          <table:table-cell table:formula="of:=[.C23]/[.B23]" office:value-type="float" office:value="1.08606667198038" calcext:value-type="float">
            <text:p>1.08606667198038</text:p>
          </table:table-cell>
          <table:table-cell table:formula="of:=[.C23]-[.B23]" office:value-type="float" office:value="8.15120006481261" calcext:value-type="float">
            <text:p>8.15120006481261</text:p>
          </table:table-cell>
        </table:table-row>
        <table:table-row table:style-name="ro1">
          <table:table-cell office:value-type="string" calcext:value-type="string">
            <text:p>dark/fighting</text:p>
          </table:table-cell>
          <table:table-cell office:value-type="float" office:value="111.619689088397" calcext:value-type="float">
            <text:p>111.619689088397</text:p>
          </table:table-cell>
          <table:table-cell office:value-type="float" office:value="102.42600069224" calcext:value-type="float">
            <text:p>102.42600069224</text:p>
          </table:table-cell>
          <table:table-cell table:formula="of:=[.C24]/[.B24]" office:value-type="float" office:value="0.917633811102298" calcext:value-type="float">
            <text:p>0.917633811102298</text:p>
          </table:table-cell>
          <table:table-cell table:formula="of:=[.C24]-[.B24]" office:value-type="float" office:value="-9.19368839615767" calcext:value-type="float">
            <text:p>-9.19368839615767</text:p>
          </table:table-cell>
        </table:table-row>
        <table:table-row table:style-name="ro1">
          <table:table-cell office:value-type="string" calcext:value-type="string">
            <text:p>dark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12.637816440212" calcext:value-type="float">
            <text:p>112.637816440212</text:p>
          </table:table-cell>
          <table:table-cell table:formula="of:=[.C25]/[.B25]" office:value-type="float" office:value="1.11893625623343" calcext:value-type="float">
            <text:p>1.11893625623343</text:p>
          </table:table-cell>
          <table:table-cell table:formula="of:=[.C25]-[.B25]" office:value-type="float" office:value="11.9727286725012" calcext:value-type="float">
            <text:p>11.9727286725012</text:p>
          </table:table-cell>
        </table:table-row>
        <table:table-row table:style-name="ro1">
          <table:table-cell office:value-type="string" calcext:value-type="string">
            <text:p>dark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94.645511389966" calcext:value-type="float">
            <text:p>94.645511389966</text:p>
          </table:table-cell>
          <table:table-cell table:formula="of:=[.C26]/[.B26]" office:value-type="float" office:value="0.952940085212487" calcext:value-type="float">
            <text:p>0.952940085212487</text:p>
          </table:table-cell>
          <table:table-cell table:formula="of:=[.C26]-[.B26]" office:value-type="float" office:value="-4.67396614975978" calcext:value-type="float">
            <text:p>-4.67396614975978</text:p>
          </table:table-cell>
        </table:table-row>
        <table:table-row table:style-name="ro1">
          <table:table-cell office:value-type="string" calcext:value-type="string">
            <text:p>dark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04.264511281922" calcext:value-type="float">
            <text:p>104.264511281922</text:p>
          </table:table-cell>
          <table:table-cell table:formula="of:=[.C27]/[.B27]" office:value-type="float" office:value="1.13547281098598" calcext:value-type="float">
            <text:p>1.13547281098598</text:p>
          </table:table-cell>
          <table:table-cell table:formula="of:=[.C27]-[.B27]" office:value-type="float" office:value="12.4397575113891" calcext:value-type="float">
            <text:p>12.4397575113891</text:p>
          </table:table-cell>
        </table:table-row>
        <table:table-row table:style-name="ro1">
          <table:table-cell office:value-type="string" calcext:value-type="string">
            <text:p>dark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04.874527215569" calcext:value-type="float">
            <text:p>104.874527215569</text:p>
          </table:table-cell>
          <table:table-cell table:formula="of:=[.C28]/[.B28]" office:value-type="float" office:value="0.974757258579977" calcext:value-type="float">
            <text:p>0.974757258579977</text:p>
          </table:table-cell>
          <table:table-cell table:formula="of:=[.C28]-[.B28]" office:value-type="float" office:value="-2.71587674649008" calcext:value-type="float">
            <text:p>-2.71587674649008</text:p>
          </table:table-cell>
        </table:table-row>
        <table:table-row table:style-name="ro1">
          <table:table-cell office:value-type="string" calcext:value-type="string">
            <text:p>dark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01.082027144494" calcext:value-type="float">
            <text:p>101.082027144494</text:p>
          </table:table-cell>
          <table:table-cell table:formula="of:=[.C29]/[.B29]" office:value-type="float" office:value="0.948209489870806" calcext:value-type="float">
            <text:p>0.948209489870806</text:p>
          </table:table-cell>
          <table:table-cell table:formula="of:=[.C29]-[.B29]" office:value-type="float" office:value="-5.52102653119376" calcext:value-type="float">
            <text:p>-5.52102653119376</text:p>
          </table:table-cell>
        </table:table-row>
        <table:table-row table:style-name="ro1">
          <table:table-cell office:value-type="string" calcext:value-type="string">
            <text:p>dark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95.6168324664218" calcext:value-type="float">
            <text:p>95.6168324664218</text:p>
          </table:table-cell>
          <table:table-cell table:formula="of:=[.C30]/[.B30]" office:value-type="float" office:value="0.823168888119377" calcext:value-type="float">
            <text:p>0.823168888119377</text:p>
          </table:table-cell>
          <table:table-cell table:formula="of:=[.C30]-[.B30]" office:value-type="float" office:value="-20.5401723067655" calcext:value-type="float">
            <text:p>-20.5401723067655</text:p>
          </table:table-cell>
        </table:table-row>
        <table:table-row table:style-name="ro1">
          <table:table-cell office:value-type="string" calcext:value-type="string">
            <text:p>dark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82.3216363521067" calcext:value-type="float">
            <text:p>82.3216363521067</text:p>
          </table:table-cell>
          <table:table-cell table:formula="of:=[.C31]/[.B31]" office:value-type="float" office:value="0.8655252893402" calcext:value-type="float">
            <text:p>0.8655252893402</text:p>
          </table:table-cell>
          <table:table-cell table:formula="of:=[.C31]-[.B31]" office:value-type="float" office:value="-12.7901268349187" calcext:value-type="float">
            <text:p>-12.7901268349187</text:p>
          </table:table-cell>
        </table:table-row>
        <table:table-row table:style-name="ro1">
          <table:table-cell office:value-type="string" calcext:value-type="string">
            <text:p>dark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88.3902138296597" calcext:value-type="float">
            <text:p>88.3902138296597</text:p>
          </table:table-cell>
          <table:table-cell table:formula="of:=[.C32]/[.B32]" office:value-type="float" office:value="0.891415197965034" calcext:value-type="float">
            <text:p>0.891415197965034</text:p>
          </table:table-cell>
          <table:table-cell table:formula="of:=[.C32]-[.B32]" office:value-type="float" office:value="-10.7669623453048" calcext:value-type="float">
            <text:p>-10.7669623453048</text:p>
          </table:table-cell>
        </table:table-row>
        <table:table-row table:style-name="ro1">
          <table:table-cell office:value-type="string" calcext:value-type="string">
            <text:p>dark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9.238327639305" calcext:value-type="float">
            <text:p>109.238327639305</text:p>
          </table:table-cell>
          <table:table-cell table:formula="of:=[.C33]/[.B33]" office:value-type="float" office:value="1.09396106902518" calcext:value-type="float">
            <text:p>1.09396106902518</text:p>
          </table:table-cell>
          <table:table-cell table:formula="of:=[.C33]-[.B33]" office:value-type="float" office:value="9.38255513302553" calcext:value-type="float">
            <text:p>9.38255513302553</text:p>
          </table:table-cell>
        </table:table-row>
        <table:table-row table:style-name="ro1">
          <table:table-cell office:value-type="string" calcext:value-type="string">
            <text:p>dark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8.1248761186002" calcext:value-type="float">
            <text:p>98.1248761186002</text:p>
          </table:table-cell>
          <table:table-cell table:formula="of:=[.C34]/[.B34]" office:value-type="float" office:value="0.826201016857409" calcext:value-type="float">
            <text:p>0.826201016857409</text:p>
          </table:table-cell>
          <table:table-cell table:formula="of:=[.C34]-[.B34]" office:value-type="float" office:value="-20.6414702263053" calcext:value-type="float">
            <text:p>-20.6414702263053</text:p>
          </table:table-cell>
        </table:table-row>
        <table:table-row table:style-name="ro1">
          <table:table-cell office:value-type="string" calcext:value-type="string">
            <text:p>dark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0.891898575485" calcext:value-type="float">
            <text:p>100.891898575485</text:p>
          </table:table-cell>
          <table:table-cell table:formula="of:=[.C35]/[.B35]" office:value-type="float" office:value="1.15977174949815" calcext:value-type="float">
            <text:p>1.15977174949815</text:p>
          </table:table-cell>
          <table:table-cell table:formula="of:=[.C35]-[.B35]" office:value-type="float" office:value="13.8990065524276" calcext:value-type="float">
            <text:p>13.8990065524276</text:p>
          </table:table-cell>
        </table:table-row>
        <table:table-row table:style-name="ro1">
          <table:table-cell office:value-type="string" calcext:value-type="string">
            <text:p>dark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7.5825579167969" calcext:value-type="float">
            <text:p>97.5825579167969</text:p>
          </table:table-cell>
          <table:table-cell table:formula="of:=[.C36]/[.B36]" office:value-type="float" office:value="1.0040003167355" calcext:value-type="float">
            <text:p>1.0040003167355</text:p>
          </table:table-cell>
          <table:table-cell table:formula="of:=[.C36]-[.B36]" office:value-type="float" office:value="0.388805793205918" calcext:value-type="float">
            <text:p>0.388805793205918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91.7160215171329" calcext:value-type="float">
            <text:p>91.7160215171329</text:p>
          </table:table-cell>
          <table:table-cell table:formula="of:=[.C37]/[.B37]" office:value-type="float" office:value="1.01493432097215" calcext:value-type="float">
            <text:p>1.01493432097215</text:p>
          </table:table-cell>
          <table:table-cell table:formula="of:=[.C37]-[.B37]" office:value-type="float" office:value="1.3495617157903" calcext:value-type="float">
            <text:p>1.3495617157903</text:p>
          </table:table-cell>
        </table:table-row>
        <table:table-row table:style-name="ro1">
          <table:table-cell office:value-type="string" calcext:value-type="string">
            <text:p>dragon/electric</text:p>
          </table:table-cell>
          <table:table-cell office:value-type="float" office:value="90.8071146125055" calcext:value-type="float">
            <text:p>90.8071146125055</text:p>
          </table:table-cell>
          <table:table-cell office:value-type="float" office:value="112.234148745455" calcext:value-type="float">
            <text:p>112.234148745455</text:p>
          </table:table-cell>
          <table:table-cell table:formula="of:=[.C38]/[.B38]" office:value-type="float" office:value="1.23596206337338" calcext:value-type="float">
            <text:p>1.23596206337338</text:p>
          </table:table-cell>
          <table:table-cell table:formula="of:=[.C38]-[.B38]" office:value-type="float" office:value="21.4270341329499" calcext:value-type="float">
            <text:p>21.4270341329499</text:p>
          </table:table-cell>
        </table:table-row>
        <table:table-row table:style-name="ro1">
          <table:table-cell office:value-type="string" calcext:value-type="string">
            <text:p>dragon/fairy</text:p>
          </table:table-cell>
          <table:table-cell office:value-type="float" office:value="94.707973217215" calcext:value-type="float">
            <text:p>94.707973217215</text:p>
          </table:table-cell>
          <table:table-cell office:value-type="float" office:value="100.442103948537" calcext:value-type="float">
            <text:p>100.442103948537</text:p>
          </table:table-cell>
          <table:table-cell table:formula="of:=[.C39]/[.B39]" office:value-type="float" office:value="1.0605453853201" calcext:value-type="float">
            <text:p>1.0605453853201</text:p>
          </table:table-cell>
          <table:table-cell table:formula="of:=[.C39]-[.B39]" office:value-type="float" office:value="5.73413073132178" calcext:value-type="float">
            <text:p>5.73413073132178</text:p>
          </table:table-cell>
        </table:table-row>
        <table:table-row table:style-name="ro1">
          <table:table-cell office:value-type="string" calcext:value-type="string">
            <text:p>dragon/fighting</text:p>
          </table:table-cell>
          <table:table-cell office:value-type="float" office:value="111.619689088397" calcext:value-type="float">
            <text:p>111.619689088397</text:p>
          </table:table-cell>
          <table:table-cell office:value-type="float" office:value="109.039178762776" calcext:value-type="float">
            <text:p>109.039178762776</text:p>
          </table:table-cell>
          <table:table-cell table:formula="of:=[.C40]/[.B40]" office:value-type="float" office:value="0.976881226361614" calcext:value-type="float">
            <text:p>0.976881226361614</text:p>
          </table:table-cell>
          <table:table-cell table:formula="of:=[.C40]-[.B40]" office:value-type="float" office:value="-2.58051032562169" calcext:value-type="float">
            <text:p>-2.58051032562169</text:p>
          </table:table-cell>
        </table:table-row>
        <table:table-row table:style-name="ro1">
          <table:table-cell office:value-type="string" calcext:value-type="string">
            <text:p>dragon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14.634140495606" calcext:value-type="float">
            <text:p>114.634140495606</text:p>
          </table:table-cell>
          <table:table-cell table:formula="of:=[.C41]/[.B41]" office:value-type="float" office:value="1.13876760093956" calcext:value-type="float">
            <text:p>1.13876760093956</text:p>
          </table:table-cell>
          <table:table-cell table:formula="of:=[.C41]-[.B41]" office:value-type="float" office:value="13.969052727895" calcext:value-type="float">
            <text:p>13.969052727895</text:p>
          </table:table-cell>
        </table:table-row>
        <table:table-row table:style-name="ro1">
          <table:table-cell office:value-type="string" calcext:value-type="string">
            <text:p>dragon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102.330955074143" calcext:value-type="float">
            <text:p>102.330955074143</text:p>
          </table:table-cell>
          <table:table-cell table:formula="of:=[.C42]/[.B42]" office:value-type="float" office:value="1.030321117358" calcext:value-type="float">
            <text:p>1.030321117358</text:p>
          </table:table-cell>
          <table:table-cell table:formula="of:=[.C42]-[.B42]" office:value-type="float" office:value="3.01147753441676" calcext:value-type="float">
            <text:p>3.01147753441676</text:p>
          </table:table-cell>
        </table:table-row>
        <table:table-row table:style-name="ro1">
          <table:table-cell office:value-type="string" calcext:value-type="string">
            <text:p>dragon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08.946405286263" calcext:value-type="float">
            <text:p>108.946405286263</text:p>
          </table:table-cell>
          <table:table-cell table:formula="of:=[.C43]/[.B43]" office:value-type="float" office:value="1.18646008633486" calcext:value-type="float">
            <text:p>1.18646008633486</text:p>
          </table:table-cell>
          <table:table-cell table:formula="of:=[.C43]-[.B43]" office:value-type="float" office:value="17.1216515157305" calcext:value-type="float">
            <text:p>17.1216515157305</text:p>
          </table:table-cell>
        </table:table-row>
        <table:table-row table:style-name="ro1">
          <table:table-cell office:value-type="string" calcext:value-type="string">
            <text:p>dragon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09.369695264025" calcext:value-type="float">
            <text:p>109.369695264025</text:p>
          </table:table-cell>
          <table:table-cell table:formula="of:=[.C44]/[.B44]" office:value-type="float" office:value="1.01653763938458" calcext:value-type="float">
            <text:p>1.01653763938458</text:p>
          </table:table-cell>
          <table:table-cell table:formula="of:=[.C44]-[.B44]" office:value-type="float" office:value="1.77929130196583" calcext:value-type="float">
            <text:p>1.77929130196583</text:p>
          </table:table-cell>
        </table:table-row>
        <table:table-row table:style-name="ro1">
          <table:table-cell office:value-type="string" calcext:value-type="string">
            <text:p>dragon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08.689256555076" calcext:value-type="float">
            <text:p>108.689256555076</text:p>
          </table:table-cell>
          <table:table-cell table:formula="of:=[.C45]/[.B45]" office:value-type="float" office:value="1.01956982288458" calcext:value-type="float">
            <text:p>1.01956982288458</text:p>
          </table:table-cell>
          <table:table-cell table:formula="of:=[.C45]-[.B45]" office:value-type="float" office:value="2.08620287938889" calcext:value-type="float">
            <text:p>2.08620287938889</text:p>
          </table:table-cell>
        </table:table-row>
        <table:table-row table:style-name="ro1">
          <table:table-cell office:value-type="string" calcext:value-type="string">
            <text:p>dragon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2.709983714906" calcext:value-type="float">
            <text:p>102.709983714906</text:p>
          </table:table-cell>
          <table:table-cell table:formula="of:=[.C46]/[.B46]" office:value-type="float" office:value="0.88423409260132" calcext:value-type="float">
            <text:p>0.88423409260132</text:p>
          </table:table-cell>
          <table:table-cell table:formula="of:=[.C46]-[.B46]" office:value-type="float" office:value="-13.4470210582808" calcext:value-type="float">
            <text:p>-13.4470210582808</text:p>
          </table:table-cell>
        </table:table-row>
        <table:table-row table:style-name="ro1">
          <table:table-cell office:value-type="string" calcext:value-type="string">
            <text:p>dragon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93.7876205093704" calcext:value-type="float">
            <text:p>93.7876205093704</text:p>
          </table:table-cell>
          <table:table-cell table:formula="of:=[.C47]/[.B47]" office:value-type="float" office:value="0.986078034584942" calcext:value-type="float">
            <text:p>0.986078034584942</text:p>
          </table:table-cell>
          <table:table-cell table:formula="of:=[.C47]-[.B47]" office:value-type="float" office:value="-1.32414267765496" calcext:value-type="float">
            <text:p>-1.32414267765496</text:p>
          </table:table-cell>
        </table:table-row>
        <table:table-row table:style-name="ro1">
          <table:table-cell office:value-type="string" calcext:value-type="string">
            <text:p>dragon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98.3024283474059" calcext:value-type="float">
            <text:p>98.3024283474059</text:p>
          </table:table-cell>
          <table:table-cell table:formula="of:=[.C48]/[.B48]" office:value-type="float" office:value="0.991379869208353" calcext:value-type="float">
            <text:p>0.991379869208353</text:p>
          </table:table-cell>
          <table:table-cell table:formula="of:=[.C48]-[.B48]" office:value-type="float" office:value="-0.854747827558626" calcext:value-type="float">
            <text:p>-0.854747827558626</text:p>
          </table:table-cell>
        </table:table-row>
        <table:table-row table:style-name="ro1">
          <table:table-cell office:value-type="string" calcext:value-type="string">
            <text:p>dragon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5.924526055567" calcext:value-type="float">
            <text:p>105.924526055567</text:p>
          </table:table-cell>
          <table:table-cell table:formula="of:=[.C49]/[.B49]" office:value-type="float" office:value="1.06077519002626" calcext:value-type="float">
            <text:p>1.06077519002626</text:p>
          </table:table-cell>
          <table:table-cell table:formula="of:=[.C49]-[.B49]" office:value-type="float" office:value="6.06875354928815" calcext:value-type="float">
            <text:p>6.06875354928815</text:p>
          </table:table-cell>
        </table:table-row>
        <table:table-row table:style-name="ro1">
          <table:table-cell office:value-type="string" calcext:value-type="string">
            <text:p>dragon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5.038449907008" calcext:value-type="float">
            <text:p>105.038449907008</text:p>
          </table:table-cell>
          <table:table-cell table:formula="of:=[.C50]/[.B50]" office:value-type="float" office:value="0.884412572581539" calcext:value-type="float">
            <text:p>0.884412572581539</text:p>
          </table:table-cell>
          <table:table-cell table:formula="of:=[.C50]-[.B50]" office:value-type="float" office:value="-13.7278964378976" calcext:value-type="float">
            <text:p>-13.7278964378976</text:p>
          </table:table-cell>
        </table:table-row>
        <table:table-row table:style-name="ro1">
          <table:table-cell office:value-type="string" calcext:value-type="string">
            <text:p>dragon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3.396991969556" calcext:value-type="float">
            <text:p>103.396991969556</text:p>
          </table:table-cell>
          <table:table-cell table:formula="of:=[.C51]/[.B51]" office:value-type="float" office:value="1.18856827914345" calcext:value-type="float">
            <text:p>1.18856827914345</text:p>
          </table:table-cell>
          <table:table-cell table:formula="of:=[.C51]-[.B51]" office:value-type="float" office:value="16.4040999464994" calcext:value-type="float">
            <text:p>16.4040999464994</text:p>
          </table:table-cell>
        </table:table-row>
        <table:table-row table:style-name="ro1">
          <table:table-cell office:value-type="string" calcext:value-type="string">
            <text:p>dragon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04.818391963898" calcext:value-type="float">
            <text:p>104.818391963898</text:p>
          </table:table-cell>
          <table:table-cell table:formula="of:=[.C52]/[.B52]" office:value-type="float" office:value="1.07844783922542" calcext:value-type="float">
            <text:p>1.07844783922542</text:p>
          </table:table-cell>
          <table:table-cell table:formula="of:=[.C52]-[.B52]" office:value-type="float" office:value="7.62463984030711" calcext:value-type="float">
            <text:p>7.62463984030711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95.163788245787" calcext:value-type="float">
            <text:p>95.163788245787</text:p>
          </table:table-cell>
          <table:table-cell table:formula="of:=[.C53]/[.B53]" office:value-type="float" office:value="1.05308748904174" calcext:value-type="float">
            <text:p>1.05308748904174</text:p>
          </table:table-cell>
          <table:table-cell table:formula="of:=[.C53]-[.B53]" office:value-type="float" office:value="4.79732844444445" calcext:value-type="float">
            <text:p>4.79732844444445</text:p>
          </table:table-cell>
        </table:table-row>
        <table:table-row table:style-name="ro1">
          <table:table-cell office:value-type="string" calcext:value-type="string">
            <text:p>electric/fairy</text:p>
          </table:table-cell>
          <table:table-cell office:value-type="float" office:value="94.707973217215" calcext:value-type="float">
            <text:p>94.707973217215</text:p>
          </table:table-cell>
          <table:table-cell office:value-type="float" office:value="110.843750723717" calcext:value-type="float">
            <text:p>110.843750723717</text:p>
          </table:table-cell>
          <table:table-cell table:formula="of:=[.C54]/[.B54]" office:value-type="float" office:value="1.17037401348981" calcext:value-type="float">
            <text:p>1.17037401348981</text:p>
          </table:table-cell>
          <table:table-cell table:formula="of:=[.C54]-[.B54]" office:value-type="float" office:value="16.1357775065024" calcext:value-type="float">
            <text:p>16.1357775065024</text:p>
          </table:table-cell>
        </table:table-row>
        <table:table-row table:style-name="ro1">
          <table:table-cell office:value-type="string" calcext:value-type="string">
            <text:p>electric/fighting</text:p>
          </table:table-cell>
          <table:table-cell office:value-type="float" office:value="111.619689088397" calcext:value-type="float">
            <text:p>111.619689088397</text:p>
          </table:table-cell>
          <table:table-cell office:value-type="float" office:value="115.278468418758" calcext:value-type="float">
            <text:p>115.278468418758</text:p>
          </table:table-cell>
          <table:table-cell table:formula="of:=[.C55]/[.B55]" office:value-type="float" office:value="1.0327789779764" calcext:value-type="float">
            <text:p>1.0327789779764</text:p>
          </table:table-cell>
          <table:table-cell table:formula="of:=[.C55]-[.B55]" office:value-type="float" office:value="3.658779330361" calcext:value-type="float">
            <text:p>3.658779330361</text:p>
          </table:table-cell>
        </table:table-row>
        <table:table-row table:style-name="ro1">
          <table:table-cell office:value-type="string" calcext:value-type="string">
            <text:p>electric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22.205017812464" calcext:value-type="float">
            <text:p>122.205017812464</text:p>
          </table:table-cell>
          <table:table-cell table:formula="of:=[.C56]/[.B56]" office:value-type="float" office:value="1.21397617110767" calcext:value-type="float">
            <text:p>1.21397617110767</text:p>
          </table:table-cell>
          <table:table-cell table:formula="of:=[.C56]-[.B56]" office:value-type="float" office:value="21.5399300447526" calcext:value-type="float">
            <text:p>21.5399300447526</text:p>
          </table:table-cell>
        </table:table-row>
        <table:table-row table:style-name="ro1">
          <table:table-cell office:value-type="string" calcext:value-type="string">
            <text:p>electric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109.428439292313" calcext:value-type="float">
            <text:p>109.428439292313</text:p>
          </table:table-cell>
          <table:table-cell table:formula="of:=[.C57]/[.B57]" office:value-type="float" office:value="1.10178226872513" calcext:value-type="float">
            <text:p>1.10178226872513</text:p>
          </table:table-cell>
          <table:table-cell table:formula="of:=[.C57]-[.B57]" office:value-type="float" office:value="10.1089617525876" calcext:value-type="float">
            <text:p>10.1089617525876</text:p>
          </table:table-cell>
        </table:table-row>
        <table:table-row table:style-name="ro1">
          <table:table-cell office:value-type="string" calcext:value-type="string">
            <text:p>electric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15.850351599592" calcext:value-type="float">
            <text:p>115.850351599592</text:p>
          </table:table-cell>
          <table:table-cell table:formula="of:=[.C58]/[.B58]" office:value-type="float" office:value="1.26164619933639" calcext:value-type="float">
            <text:p>1.26164619933639</text:p>
          </table:table-cell>
          <table:table-cell table:formula="of:=[.C58]-[.B58]" office:value-type="float" office:value="24.0255978290595" calcext:value-type="float">
            <text:p>24.0255978290595</text:p>
          </table:table-cell>
        </table:table-row>
        <table:table-row table:style-name="ro1">
          <table:table-cell office:value-type="string" calcext:value-type="string">
            <text:p>electric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10.946184722047" calcext:value-type="float">
            <text:p>110.946184722047</text:p>
          </table:table-cell>
          <table:table-cell table:formula="of:=[.C59]/[.B59]" office:value-type="float" office:value="1.03119033516383" calcext:value-type="float">
            <text:p>1.03119033516383</text:p>
          </table:table-cell>
          <table:table-cell table:formula="of:=[.C59]-[.B59]" office:value-type="float" office:value="3.35578075998832" calcext:value-type="float">
            <text:p>3.35578075998832</text:p>
          </table:table-cell>
        </table:table-row>
        <table:table-row table:style-name="ro1">
          <table:table-cell office:value-type="string" calcext:value-type="string">
            <text:p>electric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12.9019854609" calcext:value-type="float">
            <text:p>112.9019854609</text:p>
          </table:table-cell>
          <table:table-cell table:formula="of:=[.C60]/[.B60]" office:value-type="float" office:value="1.05908772373797" calcext:value-type="float">
            <text:p>1.05908772373797</text:p>
          </table:table-cell>
          <table:table-cell table:formula="of:=[.C60]-[.B60]" office:value-type="float" office:value="6.29893178521249" calcext:value-type="float">
            <text:p>6.29893178521249</text:p>
          </table:table-cell>
        </table:table-row>
        <table:table-row table:style-name="ro1">
          <table:table-cell office:value-type="string" calcext:value-type="string">
            <text:p>electric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9.008569323866" calcext:value-type="float">
            <text:p>109.008569323866</text:p>
          </table:table-cell>
          <table:table-cell table:formula="of:=[.C61]/[.B61]" office:value-type="float" office:value="0.938458851764647" calcext:value-type="float">
            <text:p>0.938458851764647</text:p>
          </table:table-cell>
          <table:table-cell table:formula="of:=[.C61]-[.B61]" office:value-type="float" office:value="-7.14843544932137" calcext:value-type="float">
            <text:p>-7.14843544932137</text:p>
          </table:table-cell>
        </table:table-row>
        <table:table-row table:style-name="ro1">
          <table:table-cell office:value-type="string" calcext:value-type="string">
            <text:p>electric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99.3974210522491" calcext:value-type="float">
            <text:p>99.3974210522491</text:p>
          </table:table-cell>
          <table:table-cell table:formula="of:=[.C62]/[.B62]" office:value-type="float" office:value="1.04505917797777" calcext:value-type="float">
            <text:p>1.04505917797777</text:p>
          </table:table-cell>
          <table:table-cell table:formula="of:=[.C62]-[.B62]" office:value-type="float" office:value="4.28565786522383" calcext:value-type="float">
            <text:p>4.28565786522383</text:p>
          </table:table-cell>
        </table:table-row>
        <table:table-row table:style-name="ro1">
          <table:table-cell office:value-type="string" calcext:value-type="string">
            <text:p>electric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103.135141166216" calcext:value-type="float">
            <text:p>103.135141166216</text:p>
          </table:table-cell>
          <table:table-cell table:formula="of:=[.C63]/[.B63]" office:value-type="float" office:value="1.04011777205346" calcext:value-type="float">
            <text:p>1.04011777205346</text:p>
          </table:table-cell>
          <table:table-cell table:formula="of:=[.C63]-[.B63]" office:value-type="float" office:value="3.97796499125165" calcext:value-type="float">
            <text:p>3.97796499125165</text:p>
          </table:table-cell>
        </table:table-row>
        <table:table-row table:style-name="ro1">
          <table:table-cell office:value-type="string" calcext:value-type="string">
            <text:p>electric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16.205223615191" calcext:value-type="float">
            <text:p>116.205223615191</text:p>
          </table:table-cell>
          <table:table-cell table:formula="of:=[.C64]/[.B64]" office:value-type="float" office:value="1.16373065571031" calcext:value-type="float">
            <text:p>1.16373065571031</text:p>
          </table:table-cell>
          <table:table-cell table:formula="of:=[.C64]-[.B64]" office:value-type="float" office:value="16.3494511089122" calcext:value-type="float">
            <text:p>16.3494511089122</text:p>
          </table:table-cell>
        </table:table-row>
        <table:table-row table:style-name="ro1">
          <table:table-cell office:value-type="string" calcext:value-type="string">
            <text:p>electric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7.024635975249" calcext:value-type="float">
            <text:p>107.024635975249</text:p>
          </table:table-cell>
          <table:table-cell table:formula="of:=[.C65]/[.B65]" office:value-type="float" office:value="0.901136047954542" calcext:value-type="float">
            <text:p>0.901136047954542</text:p>
          </table:table-cell>
          <table:table-cell table:formula="of:=[.C65]-[.B65]" office:value-type="float" office:value="-11.741710369657" calcext:value-type="float">
            <text:p>-11.741710369657</text:p>
          </table:table-cell>
        </table:table-row>
        <table:table-row table:style-name="ro1">
          <table:table-cell office:value-type="string" calcext:value-type="string">
            <text:p>electric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10.926662291453" calcext:value-type="float">
            <text:p>110.926662291453</text:p>
          </table:table-cell>
          <table:table-cell table:formula="of:=[.C66]/[.B66]" office:value-type="float" office:value="1.27512328549845" calcext:value-type="float">
            <text:p>1.27512328549845</text:p>
          </table:table-cell>
          <table:table-cell table:formula="of:=[.C66]-[.B66]" office:value-type="float" office:value="23.9337702683957" calcext:value-type="float">
            <text:p>23.9337702683957</text:p>
          </table:table-cell>
        </table:table-row>
        <table:table-row table:style-name="ro1">
          <table:table-cell office:value-type="string" calcext:value-type="string">
            <text:p>electric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09.898609689598" calcext:value-type="float">
            <text:p>109.898609689598</text:p>
          </table:table-cell>
          <table:table-cell table:formula="of:=[.C67]/[.B67]" office:value-type="float" office:value="1.13071681346195" calcext:value-type="float">
            <text:p>1.13071681346195</text:p>
          </table:table-cell>
          <table:table-cell table:formula="of:=[.C67]-[.B67]" office:value-type="float" office:value="12.7048575660068" calcext:value-type="float">
            <text:p>12.7048575660068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7.6671883684488" calcext:value-type="float">
            <text:p>87.6671883684488</text:p>
          </table:table-cell>
          <table:table-cell office:value-type="float" office:value="90.4173330348807" calcext:value-type="float">
            <text:p>90.4173330348807</text:p>
          </table:table-cell>
          <table:table-cell table:formula="of:=[.C68]/[.B68]" office:value-type="float" office:value="1.03137028479656" calcext:value-type="float">
            <text:p>1.03137028479656</text:p>
          </table:table-cell>
          <table:table-cell table:formula="of:=[.C68]-[.B68]" office:value-type="float" office:value="2.75014466643191" calcext:value-type="float">
            <text:p>2.75014466643191</text:p>
          </table:table-cell>
        </table:table-row>
        <table:table-row table:style-name="ro1">
          <table:table-cell office:value-type="string" calcext:value-type="string">
            <text:p>fairy/fighting</text:p>
          </table:table-cell>
          <table:table-cell office:value-type="float" office:value="111.619689088397" calcext:value-type="float">
            <text:p>111.619689088397</text:p>
          </table:table-cell>
          <table:table-cell office:value-type="float" office:value="107.431511457246" calcext:value-type="float">
            <text:p>107.431511457246</text:p>
          </table:table-cell>
          <table:table-cell table:formula="of:=[.C69]/[.B69]" office:value-type="float" office:value="0.962478146415238" calcext:value-type="float">
            <text:p>0.962478146415238</text:p>
          </table:table-cell>
          <table:table-cell table:formula="of:=[.C69]-[.B69]" office:value-type="float" office:value="-4.18817763115152" calcext:value-type="float">
            <text:p>-4.18817763115152</text:p>
          </table:table-cell>
        </table:table-row>
        <table:table-row table:style-name="ro1">
          <table:table-cell office:value-type="string" calcext:value-type="string">
            <text:p>fairy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14.091335044821" calcext:value-type="float">
            <text:p>114.091335044821</text:p>
          </table:table-cell>
          <table:table-cell table:formula="of:=[.C70]/[.B70]" office:value-type="float" office:value="1.13337540923912" calcext:value-type="float">
            <text:p>1.13337540923912</text:p>
          </table:table-cell>
          <table:table-cell table:formula="of:=[.C70]-[.B70]" office:value-type="float" office:value="13.4262472771103" calcext:value-type="float">
            <text:p>13.4262472771103</text:p>
          </table:table-cell>
        </table:table-row>
        <table:table-row table:style-name="ro1">
          <table:table-cell office:value-type="string" calcext:value-type="string">
            <text:p>fairy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101.049249825325" calcext:value-type="float">
            <text:p>101.049249825325</text:p>
          </table:table-cell>
          <table:table-cell table:formula="of:=[.C71]/[.B71]" office:value-type="float" office:value="1.01741624431026" calcext:value-type="float">
            <text:p>1.01741624431026</text:p>
          </table:table-cell>
          <table:table-cell table:formula="of:=[.C71]-[.B71]" office:value-type="float" office:value="1.72977228559962" calcext:value-type="float">
            <text:p>1.72977228559962</text:p>
          </table:table-cell>
        </table:table-row>
        <table:table-row table:style-name="ro1">
          <table:table-cell office:value-type="string" calcext:value-type="string">
            <text:p>fairy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09.268797157845" calcext:value-type="float">
            <text:p>109.268797157845</text:p>
          </table:table-cell>
          <table:table-cell table:formula="of:=[.C72]/[.B72]" office:value-type="float" office:value="1.18997103363767" calcext:value-type="float">
            <text:p>1.18997103363767</text:p>
          </table:table-cell>
          <table:table-cell table:formula="of:=[.C72]-[.B72]" office:value-type="float" office:value="17.4440433873126" calcext:value-type="float">
            <text:p>17.4440433873126</text:p>
          </table:table-cell>
        </table:table-row>
        <table:table-row table:style-name="ro1">
          <table:table-cell office:value-type="string" calcext:value-type="string">
            <text:p>fairy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06.025508311152" calcext:value-type="float">
            <text:p>106.025508311152</text:p>
          </table:table-cell>
          <table:table-cell table:formula="of:=[.C73]/[.B73]" office:value-type="float" office:value="0.985455062967713" calcext:value-type="float">
            <text:p>0.985455062967713</text:p>
          </table:table-cell>
          <table:table-cell table:formula="of:=[.C73]-[.B73]" office:value-type="float" office:value="-1.56489565090645" calcext:value-type="float">
            <text:p>-1.56489565090645</text:p>
          </table:table-cell>
        </table:table-row>
        <table:table-row table:style-name="ro1">
          <table:table-cell office:value-type="string" calcext:value-type="string">
            <text:p>fairy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09.055019301525" calcext:value-type="float">
            <text:p>109.055019301525</text:p>
          </table:table-cell>
          <table:table-cell table:formula="of:=[.C74]/[.B74]" office:value-type="float" office:value="1.02300089482706" calcext:value-type="float">
            <text:p>1.02300089482706</text:p>
          </table:table-cell>
          <table:table-cell table:formula="of:=[.C74]-[.B74]" office:value-type="float" office:value="2.45196562583747" calcext:value-type="float">
            <text:p>2.45196562583747</text:p>
          </table:table-cell>
        </table:table-row>
        <table:table-row table:style-name="ro1">
          <table:table-cell office:value-type="string" calcext:value-type="string">
            <text:p>fairy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1.18862270443" calcext:value-type="float">
            <text:p>101.18862270443</text:p>
          </table:table-cell>
          <table:table-cell table:formula="of:=[.C75]/[.B75]" office:value-type="float" office:value="0.8711366387418" calcext:value-type="float">
            <text:p>0.8711366387418</text:p>
          </table:table-cell>
          <table:table-cell table:formula="of:=[.C75]-[.B75]" office:value-type="float" office:value="-14.9683820687577" calcext:value-type="float">
            <text:p>-14.9683820687577</text:p>
          </table:table-cell>
        </table:table-row>
        <table:table-row table:style-name="ro1">
          <table:table-cell office:value-type="string" calcext:value-type="string">
            <text:p>fairy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92.5926446674976" calcext:value-type="float">
            <text:p>92.5926446674976</text:p>
          </table:table-cell>
          <table:table-cell table:formula="of:=[.C76]/[.B76]" office:value-type="float" office:value="0.973514122384903" calcext:value-type="float">
            <text:p>0.973514122384903</text:p>
          </table:table-cell>
          <table:table-cell table:formula="of:=[.C76]-[.B76]" office:value-type="float" office:value="-2.51911851952768" calcext:value-type="float">
            <text:p>-2.51911851952768</text:p>
          </table:table-cell>
        </table:table-row>
        <table:table-row table:style-name="ro1">
          <table:table-cell office:value-type="string" calcext:value-type="string">
            <text:p>fairy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95.029368712022" calcext:value-type="float">
            <text:p>95.029368712022</text:p>
          </table:table-cell>
          <table:table-cell table:formula="of:=[.C77]/[.B77]" office:value-type="float" office:value="0.958371066803486" calcext:value-type="float">
            <text:p>0.958371066803486</text:p>
          </table:table-cell>
          <table:table-cell table:formula="of:=[.C77]-[.B77]" office:value-type="float" office:value="-4.12780746294258" calcext:value-type="float">
            <text:p>-4.12780746294258</text:p>
          </table:table-cell>
        </table:table-row>
        <table:table-row table:style-name="ro1">
          <table:table-cell office:value-type="string" calcext:value-type="string">
            <text:p>fairy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5.360524717217" calcext:value-type="float">
            <text:p>105.360524717217</text:p>
          </table:table-cell>
          <table:table-cell table:formula="of:=[.C78]/[.B78]" office:value-type="float" office:value="1.05512703044375" calcext:value-type="float">
            <text:p>1.05512703044375</text:p>
          </table:table-cell>
          <table:table-cell table:formula="of:=[.C78]-[.B78]" office:value-type="float" office:value="5.50475221093794" calcext:value-type="float">
            <text:p>5.50475221093794</text:p>
          </table:table-cell>
        </table:table-row>
        <table:table-row table:style-name="ro1">
          <table:table-cell office:value-type="string" calcext:value-type="string">
            <text:p>fairy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4.535062963583" calcext:value-type="float">
            <text:p>104.535062963583</text:p>
          </table:table-cell>
          <table:table-cell table:formula="of:=[.C79]/[.B79]" office:value-type="float" office:value="0.880174108076087" calcext:value-type="float">
            <text:p>0.880174108076087</text:p>
          </table:table-cell>
          <table:table-cell table:formula="of:=[.C79]-[.B79]" office:value-type="float" office:value="-14.2312833813226" calcext:value-type="float">
            <text:p>-14.2312833813226</text:p>
          </table:table-cell>
        </table:table-row>
        <table:table-row table:style-name="ro1">
          <table:table-cell office:value-type="string" calcext:value-type="string">
            <text:p>fairy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2.603091901276" calcext:value-type="float">
            <text:p>102.603091901276</text:p>
          </table:table-cell>
          <table:table-cell table:formula="of:=[.C80]/[.B80]" office:value-type="float" office:value="1.17944224539727" calcext:value-type="float">
            <text:p>1.17944224539727</text:p>
          </table:table-cell>
          <table:table-cell table:formula="of:=[.C80]-[.B80]" office:value-type="float" office:value="15.6101998782195" calcext:value-type="float">
            <text:p>15.6101998782195</text:p>
          </table:table-cell>
        </table:table-row>
        <table:table-row table:style-name="ro1">
          <table:table-cell office:value-type="string" calcext:value-type="string">
            <text:p>fairy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04.23396252685" calcext:value-type="float">
            <text:p>104.23396252685</text:p>
          </table:table-cell>
          <table:table-cell table:formula="of:=[.C81]/[.B81]" office:value-type="float" office:value="1.07243480418687" calcext:value-type="float">
            <text:p>1.07243480418687</text:p>
          </table:table-cell>
          <table:table-cell table:formula="of:=[.C81]-[.B81]" office:value-type="float" office:value="7.04021040325945" calcext:value-type="float">
            <text:p>7.04021040325945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78.3731397884557" calcext:value-type="float">
            <text:p>78.3731397884557</text:p>
          </table:table-cell>
          <table:table-cell table:formula="of:=[.C82]/[.B82]" office:value-type="float" office:value="0.867281289548662" calcext:value-type="float">
            <text:p>0.867281289548662</text:p>
          </table:table-cell>
          <table:table-cell table:formula="of:=[.C82]-[.B82]" office:value-type="float" office:value="-11.9933200128869" calcext:value-type="float">
            <text:p>-11.9933200128869</text:p>
          </table:table-cell>
        </table:table-row>
        <table:table-row table:style-name="ro1">
          <table:table-cell office:value-type="string" calcext:value-type="string">
            <text:p>fighting/fire</text:p>
          </table:table-cell>
          <table:table-cell office:value-type="float" office:value="100.665087767711" calcext:value-type="float">
            <text:p>100.665087767711</text:p>
          </table:table-cell>
          <table:table-cell office:value-type="float" office:value="113.581118865869" calcext:value-type="float">
            <text:p>113.581118865869</text:p>
          </table:table-cell>
          <table:table-cell table:formula="of:=[.C83]/[.B83]" office:value-type="float" office:value="1.12830695710475" calcext:value-type="float">
            <text:p>1.12830695710475</text:p>
          </table:table-cell>
          <table:table-cell table:formula="of:=[.C83]-[.B83]" office:value-type="float" office:value="12.9160310981581" calcext:value-type="float">
            <text:p>12.9160310981581</text:p>
          </table:table-cell>
        </table:table-row>
        <table:table-row table:style-name="ro1">
          <table:table-cell office:value-type="string" calcext:value-type="string">
            <text:p>fighting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100.042090362285" calcext:value-type="float">
            <text:p>100.042090362285</text:p>
          </table:table-cell>
          <table:table-cell table:formula="of:=[.C84]/[.B84]" office:value-type="float" office:value="1.00727564059396" calcext:value-type="float">
            <text:p>1.00727564059396</text:p>
          </table:table-cell>
          <table:table-cell table:formula="of:=[.C84]-[.B84]" office:value-type="float" office:value="0.722612822559071" calcext:value-type="float">
            <text:p>0.722612822559071</text:p>
          </table:table-cell>
        </table:table-row>
        <table:table-row table:style-name="ro1">
          <table:table-cell office:value-type="string" calcext:value-type="string">
            <text:p>fighting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13.107178936671" calcext:value-type="float">
            <text:p>113.107178936671</text:p>
          </table:table-cell>
          <table:table-cell table:formula="of:=[.C85]/[.B85]" office:value-type="float" office:value="1.23177219967638" calcext:value-type="float">
            <text:p>1.23177219967638</text:p>
          </table:table-cell>
          <table:table-cell table:formula="of:=[.C85]-[.B85]" office:value-type="float" office:value="21.2824251661385" calcext:value-type="float">
            <text:p>21.2824251661385</text:p>
          </table:table-cell>
        </table:table-row>
        <table:table-row table:style-name="ro1">
          <table:table-cell office:value-type="string" calcext:value-type="string">
            <text:p>fighting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04.028548639794" calcext:value-type="float">
            <text:p>104.028548639794</text:p>
          </table:table-cell>
          <table:table-cell table:formula="of:=[.C86]/[.B86]" office:value-type="float" office:value="0.966894302920171" calcext:value-type="float">
            <text:p>0.966894302920171</text:p>
          </table:table-cell>
          <table:table-cell table:formula="of:=[.C86]-[.B86]" office:value-type="float" office:value="-3.56185532226439" calcext:value-type="float">
            <text:p>-3.56185532226439</text:p>
          </table:table-cell>
        </table:table-row>
        <table:table-row table:style-name="ro1">
          <table:table-cell office:value-type="string" calcext:value-type="string">
            <text:p>fighting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99.286943943589" calcext:value-type="float">
            <text:p>99.286943943589</text:p>
          </table:table-cell>
          <table:table-cell table:formula="of:=[.C87]/[.B87]" office:value-type="float" office:value="0.931370542589183" calcext:value-type="float">
            <text:p>0.931370542589183</text:p>
          </table:table-cell>
          <table:table-cell table:formula="of:=[.C87]-[.B87]" office:value-type="float" office:value="-7.31610973209861" calcext:value-type="float">
            <text:p>-7.31610973209861</text:p>
          </table:table-cell>
        </table:table-row>
        <table:table-row table:style-name="ro1">
          <table:table-cell office:value-type="string" calcext:value-type="string">
            <text:p>fighting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99.6589902762722" calcext:value-type="float">
            <text:p>99.6589902762722</text:p>
          </table:table-cell>
          <table:table-cell table:formula="of:=[.C88]/[.B88]" office:value-type="float" office:value="0.857967975938001" calcext:value-type="float">
            <text:p>0.857967975938001</text:p>
          </table:table-cell>
          <table:table-cell table:formula="of:=[.C88]-[.B88]" office:value-type="float" office:value="-16.4980144969151" calcext:value-type="float">
            <text:p>-16.4980144969151</text:p>
          </table:table-cell>
        </table:table-row>
        <table:table-row table:style-name="ro1">
          <table:table-cell office:value-type="string" calcext:value-type="string">
            <text:p>fighting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84.1753082089115" calcext:value-type="float">
            <text:p>84.1753082089115</text:p>
          </table:table-cell>
          <table:table-cell table:formula="of:=[.C89]/[.B89]" office:value-type="float" office:value="0.885014696272546" calcext:value-type="float">
            <text:p>0.885014696272546</text:p>
          </table:table-cell>
          <table:table-cell table:formula="of:=[.C89]-[.B89]" office:value-type="float" office:value="-10.9364549781138" calcext:value-type="float">
            <text:p>-10.9364549781138</text:p>
          </table:table-cell>
        </table:table-row>
        <table:table-row table:style-name="ro1">
          <table:table-cell office:value-type="string" calcext:value-type="string">
            <text:p>fighting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88.1880805204836" calcext:value-type="float">
            <text:p>88.1880805204836</text:p>
          </table:table-cell>
          <table:table-cell table:formula="of:=[.C90]/[.B90]" office:value-type="float" office:value="0.889376683790129" calcext:value-type="float">
            <text:p>0.889376683790129</text:p>
          </table:table-cell>
          <table:table-cell table:formula="of:=[.C90]-[.B90]" office:value-type="float" office:value="-10.969095654481" calcext:value-type="float">
            <text:p>-10.969095654481</text:p>
          </table:table-cell>
        </table:table-row>
        <table:table-row table:style-name="ro1">
          <table:table-cell office:value-type="string" calcext:value-type="string">
            <text:p>fighting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10.882735742513" calcext:value-type="float">
            <text:p>110.882735742513</text:p>
          </table:table-cell>
          <table:table-cell table:formula="of:=[.C91]/[.B91]" office:value-type="float" office:value="1.11042890119888" calcext:value-type="float">
            <text:p>1.11042890119888</text:p>
          </table:table-cell>
          <table:table-cell table:formula="of:=[.C91]-[.B91]" office:value-type="float" office:value="11.0269632362337" calcext:value-type="float">
            <text:p>11.0269632362337</text:p>
          </table:table-cell>
        </table:table-row>
        <table:table-row table:style-name="ro1">
          <table:table-cell office:value-type="string" calcext:value-type="string">
            <text:p>fighting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2.460623965098" calcext:value-type="float">
            <text:p>102.460623965098</text:p>
          </table:table-cell>
          <table:table-cell table:formula="of:=[.C92]/[.B92]" office:value-type="float" office:value="0.862707552420157" calcext:value-type="float">
            <text:p>0.862707552420157</text:p>
          </table:table-cell>
          <table:table-cell table:formula="of:=[.C92]-[.B92]" office:value-type="float" office:value="-16.3057223798075" calcext:value-type="float">
            <text:p>-16.3057223798075</text:p>
          </table:table-cell>
        </table:table-row>
        <table:table-row table:style-name="ro1">
          <table:table-cell office:value-type="string" calcext:value-type="string">
            <text:p>fighting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2.680599936647" calcext:value-type="float">
            <text:p>102.680599936647</text:p>
          </table:table-cell>
          <table:table-cell table:formula="of:=[.C93]/[.B93]" office:value-type="float" office:value="1.18033321514857" calcext:value-type="float">
            <text:p>1.18033321514857</text:p>
          </table:table-cell>
          <table:table-cell table:formula="of:=[.C93]-[.B93]" office:value-type="float" office:value="15.6877079135903" calcext:value-type="float">
            <text:p>15.6877079135903</text:p>
          </table:table-cell>
        </table:table-row>
        <table:table-row table:style-name="ro1">
          <table:table-cell office:value-type="string" calcext:value-type="string">
            <text:p>fighting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9.2453026030904" calcext:value-type="float">
            <text:p>99.2453026030904</text:p>
          </table:table-cell>
          <table:table-cell table:formula="of:=[.C94]/[.B94]" office:value-type="float" office:value="1.02110784319645" calcext:value-type="float">
            <text:p>1.02110784319645</text:p>
          </table:table-cell>
          <table:table-cell table:formula="of:=[.C94]-[.B94]" office:value-type="float" office:value="2.05155047949937" calcext:value-type="float">
            <text:p>2.05155047949937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98.0057726585671" calcext:value-type="float">
            <text:p>98.0057726585671</text:p>
          </table:table-cell>
          <table:table-cell table:formula="of:=[.C95]/[.B95]" office:value-type="float" office:value="1.08453703812253" calcext:value-type="float">
            <text:p>1.08453703812253</text:p>
          </table:table-cell>
          <table:table-cell table:formula="of:=[.C95]-[.B95]" office:value-type="float" office:value="7.63931285722448" calcext:value-type="float">
            <text:p>7.63931285722448</text:p>
          </table:table-cell>
        </table:table-row>
        <table:table-row table:style-name="ro1">
          <table:table-cell office:value-type="string" calcext:value-type="string">
            <text:p>fire/flying</text:p>
          </table:table-cell>
          <table:table-cell office:value-type="float" office:value="99.3194775397258" calcext:value-type="float">
            <text:p>99.3194775397258</text:p>
          </table:table-cell>
          <table:table-cell office:value-type="float" office:value="107.250524221913" calcext:value-type="float">
            <text:p>107.250524221913</text:p>
          </table:table-cell>
          <table:table-cell table:formula="of:=[.C96]/[.B96]" office:value-type="float" office:value="1.079853890482" calcext:value-type="float">
            <text:p>1.079853890482</text:p>
          </table:table-cell>
          <table:table-cell table:formula="of:=[.C96]-[.B96]" office:value-type="float" office:value="7.93104668218683" calcext:value-type="float">
            <text:p>7.93104668218683</text:p>
          </table:table-cell>
        </table:table-row>
        <table:table-row table:style-name="ro1">
          <table:table-cell office:value-type="string" calcext:value-type="string">
            <text:p>fire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16.943186489085" calcext:value-type="float">
            <text:p>116.943186489085</text:p>
          </table:table-cell>
          <table:table-cell table:formula="of:=[.C97]/[.B97]" office:value-type="float" office:value="1.27354750965435" calcext:value-type="float">
            <text:p>1.27354750965435</text:p>
          </table:table-cell>
          <table:table-cell table:formula="of:=[.C97]-[.B97]" office:value-type="float" office:value="25.1184327185528" calcext:value-type="float">
            <text:p>25.1184327185528</text:p>
          </table:table-cell>
        </table:table-row>
        <table:table-row table:style-name="ro1">
          <table:table-cell office:value-type="string" calcext:value-type="string">
            <text:p>fire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19.075080047137" calcext:value-type="float">
            <text:p>119.075080047137</text:p>
          </table:table-cell>
          <table:table-cell table:formula="of:=[.C98]/[.B98]" office:value-type="float" office:value="1.10674442758973" calcext:value-type="float">
            <text:p>1.10674442758973</text:p>
          </table:table-cell>
          <table:table-cell table:formula="of:=[.C98]-[.B98]" office:value-type="float" office:value="11.4846760850779" calcext:value-type="float">
            <text:p>11.4846760850779</text:p>
          </table:table-cell>
        </table:table-row>
        <table:table-row table:style-name="ro1">
          <table:table-cell office:value-type="string" calcext:value-type="string">
            <text:p>fire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14.192294272089" calcext:value-type="float">
            <text:p>114.192294272089</text:p>
          </table:table-cell>
          <table:table-cell table:formula="of:=[.C99]/[.B99]" office:value-type="float" office:value="1.07119158724561" calcext:value-type="float">
            <text:p>1.07119158724561</text:p>
          </table:table-cell>
          <table:table-cell table:formula="of:=[.C99]-[.B99]" office:value-type="float" office:value="7.5892405964014" calcext:value-type="float">
            <text:p>7.5892405964014</text:p>
          </table:table-cell>
        </table:table-row>
        <table:table-row table:style-name="ro1">
          <table:table-cell office:value-type="string" calcext:value-type="string">
            <text:p>fire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6.495099626922" calcext:value-type="float">
            <text:p>106.495099626922</text:p>
          </table:table-cell>
          <table:table-cell table:formula="of:=[.C100]/[.B100]" office:value-type="float" office:value="0.916820297104497" calcext:value-type="float">
            <text:p>0.916820297104497</text:p>
          </table:table-cell>
          <table:table-cell table:formula="of:=[.C100]-[.B100]" office:value-type="float" office:value="-9.66190514626523" calcext:value-type="float">
            <text:p>-9.66190514626523</text:p>
          </table:table-cell>
        </table:table-row>
        <table:table-row table:style-name="ro1">
          <table:table-cell office:value-type="string" calcext:value-type="string">
            <text:p>fire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100.59623262819" calcext:value-type="float">
            <text:p>100.59623262819</text:p>
          </table:table-cell>
          <table:table-cell table:formula="of:=[.C101]/[.B101]" office:value-type="float" office:value="1.05766341888101" calcext:value-type="float">
            <text:p>1.05766341888101</text:p>
          </table:table-cell>
          <table:table-cell table:formula="of:=[.C101]-[.B101]" office:value-type="float" office:value="5.48446944116458" calcext:value-type="float">
            <text:p>5.48446944116458</text:p>
          </table:table-cell>
        </table:table-row>
        <table:table-row table:style-name="ro1">
          <table:table-cell office:value-type="string" calcext:value-type="string">
            <text:p>fire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102.629306691051" calcext:value-type="float">
            <text:p>102.629306691051</text:p>
          </table:table-cell>
          <table:table-cell table:formula="of:=[.C102]/[.B102]" office:value-type="float" office:value="1.03501643199237" calcext:value-type="float">
            <text:p>1.03501643199237</text:p>
          </table:table-cell>
          <table:table-cell table:formula="of:=[.C102]-[.B102]" office:value-type="float" office:value="3.47213051608644" calcext:value-type="float">
            <text:p>3.47213051608644</text:p>
          </table:table-cell>
        </table:table-row>
        <table:table-row table:style-name="ro1">
          <table:table-cell office:value-type="string" calcext:value-type="string">
            <text:p>fire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16.409279146865" calcext:value-type="float">
            <text:p>116.409279146865</text:p>
          </table:table-cell>
          <table:table-cell table:formula="of:=[.C103]/[.B103]" office:value-type="float" office:value="1.16577415831964" calcext:value-type="float">
            <text:p>1.16577415831964</text:p>
          </table:table-cell>
          <table:table-cell table:formula="of:=[.C103]-[.B103]" office:value-type="float" office:value="16.5535066405854" calcext:value-type="float">
            <text:p>16.5535066405854</text:p>
          </table:table-cell>
        </table:table-row>
        <table:table-row table:style-name="ro1">
          <table:table-cell office:value-type="string" calcext:value-type="string">
            <text:p>fire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12.085764341189" calcext:value-type="float">
            <text:p>112.085764341189</text:p>
          </table:table-cell>
          <table:table-cell table:formula="of:=[.C104]/[.B104]" office:value-type="float" office:value="0.943750210313659" calcext:value-type="float">
            <text:p>0.943750210313659</text:p>
          </table:table-cell>
          <table:table-cell table:formula="of:=[.C104]-[.B104]" office:value-type="float" office:value="-6.68058200371608" calcext:value-type="float">
            <text:p>-6.68058200371608</text:p>
          </table:table-cell>
        </table:table-row>
        <table:table-row table:style-name="ro1">
          <table:table-cell office:value-type="string" calcext:value-type="string">
            <text:p>fire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8.112529278685" calcext:value-type="float">
            <text:p>108.112529278685</text:p>
          </table:table-cell>
          <table:table-cell table:formula="of:=[.C105]/[.B105]" office:value-type="float" office:value="1.24277428608799" calcext:value-type="float">
            <text:p>1.24277428608799</text:p>
          </table:table-cell>
          <table:table-cell table:formula="of:=[.C105]-[.B105]" office:value-type="float" office:value="21.1196372556277" calcext:value-type="float">
            <text:p>21.1196372556277</text:p>
          </table:table-cell>
        </table:table-row>
        <table:table-row table:style-name="ro1">
          <table:table-cell office:value-type="string" calcext:value-type="string">
            <text:p>fire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10.443759156528" calcext:value-type="float">
            <text:p>110.443759156528</text:p>
          </table:table-cell>
          <table:table-cell table:formula="of:=[.C106]/[.B106]" office:value-type="float" office:value="1.13632570760401" calcext:value-type="float">
            <text:p>1.13632570760401</text:p>
          </table:table-cell>
          <table:table-cell table:formula="of:=[.C106]-[.B106]" office:value-type="float" office:value="13.2500070329373" calcext:value-type="float">
            <text:p>13.2500070329373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float" office:value="88.9079316675636" calcext:value-type="float">
            <text:p>88.9079316675636</text:p>
          </table:table-cell>
          <table:table-cell office:value-type="float" office:value="78.5633118143123" calcext:value-type="float">
            <text:p>78.5633118143123</text:p>
          </table:table-cell>
          <table:table-cell table:formula="of:=[.C107]/[.B107]" office:value-type="float" office:value="0.883647952896588" calcext:value-type="float">
            <text:p>0.883647952896588</text:p>
          </table:table-cell>
          <table:table-cell table:formula="of:=[.C107]-[.B107]" office:value-type="float" office:value="-10.3446198532513" calcext:value-type="float">
            <text:p>-10.3446198532513</text:p>
          </table:table-cell>
        </table:table-row>
        <table:table-row table:style-name="ro1">
          <table:table-cell office:value-type="string" calcext:value-type="string">
            <text:p>flying/ghost</text:p>
          </table:table-cell>
          <table:table-cell office:value-type="float" office:value="91.8247537705327" calcext:value-type="float">
            <text:p>91.8247537705327</text:p>
          </table:table-cell>
          <table:table-cell office:value-type="float" office:value="107.058912716873" calcext:value-type="float">
            <text:p>107.058912716873</text:p>
          </table:table-cell>
          <table:table-cell table:formula="of:=[.C108]/[.B108]" office:value-type="float" office:value="1.16590470783521" calcext:value-type="float">
            <text:p>1.16590470783521</text:p>
          </table:table-cell>
          <table:table-cell table:formula="of:=[.C108]-[.B108]" office:value-type="float" office:value="15.2341589463401" calcext:value-type="float">
            <text:p>15.2341589463401</text:p>
          </table:table-cell>
        </table:table-row>
        <table:table-row table:style-name="ro1">
          <table:table-cell office:value-type="string" calcext:value-type="string">
            <text:p>flying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02.183617713903" calcext:value-type="float">
            <text:p>102.183617713903</text:p>
          </table:table-cell>
          <table:table-cell table:formula="of:=[.C109]/[.B109]" office:value-type="float" office:value="0.949746575446804" calcext:value-type="float">
            <text:p>0.949746575446804</text:p>
          </table:table-cell>
          <table:table-cell table:formula="of:=[.C109]-[.B109]" office:value-type="float" office:value="-5.40678624815519" calcext:value-type="float">
            <text:p>-5.40678624815519</text:p>
          </table:table-cell>
        </table:table-row>
        <table:table-row table:style-name="ro1">
          <table:table-cell office:value-type="string" calcext:value-type="string">
            <text:p>flying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99.989684124554" calcext:value-type="float">
            <text:p>99.989684124554</text:p>
          </table:table-cell>
          <table:table-cell table:formula="of:=[.C110]/[.B110]" office:value-type="float" office:value="0.937962663140466" calcext:value-type="float">
            <text:p>0.937962663140466</text:p>
          </table:table-cell>
          <table:table-cell table:formula="of:=[.C110]-[.B110]" office:value-type="float" office:value="-6.6133695511336" calcext:value-type="float">
            <text:p>-6.6133695511336</text:p>
          </table:table-cell>
        </table:table-row>
        <table:table-row table:style-name="ro1">
          <table:table-cell office:value-type="string" calcext:value-type="string">
            <text:p>flying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90.241422497351" calcext:value-type="float">
            <text:p>90.241422497351</text:p>
          </table:table-cell>
          <table:table-cell table:formula="of:=[.C111]/[.B111]" office:value-type="float" office:value="0.77689178257962" calcext:value-type="float">
            <text:p>0.77689178257962</text:p>
          </table:table-cell>
          <table:table-cell table:formula="of:=[.C111]-[.B111]" office:value-type="float" office:value="-25.9155822758363" calcext:value-type="float">
            <text:p>-25.9155822758363</text:p>
          </table:table-cell>
        </table:table-row>
        <table:table-row table:style-name="ro1">
          <table:table-cell office:value-type="string" calcext:value-type="string">
            <text:p>flying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78.7918065201926" calcext:value-type="float">
            <text:p>78.7918065201926</text:p>
          </table:table-cell>
          <table:table-cell table:formula="of:=[.C112]/[.B112]" office:value-type="float" office:value="0.828412846949945" calcext:value-type="float">
            <text:p>0.828412846949945</text:p>
          </table:table-cell>
          <table:table-cell table:formula="of:=[.C112]-[.B112]" office:value-type="float" office:value="-16.3199566668327" calcext:value-type="float">
            <text:p>-16.3199566668327</text:p>
          </table:table-cell>
        </table:table-row>
        <table:table-row table:style-name="ro1">
          <table:table-cell office:value-type="string" calcext:value-type="string">
            <text:p>flying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82.6387530797923" calcext:value-type="float">
            <text:p>82.6387530797923</text:p>
          </table:table-cell>
          <table:table-cell table:formula="of:=[.C113]/[.B113]" office:value-type="float" office:value="0.833411723363066" calcext:value-type="float">
            <text:p>0.833411723363066</text:p>
          </table:table-cell>
          <table:table-cell table:formula="of:=[.C113]-[.B113]" office:value-type="float" office:value="-16.5184230951722" calcext:value-type="float">
            <text:p>-16.5184230951722</text:p>
          </table:table-cell>
        </table:table-row>
        <table:table-row table:style-name="ro1">
          <table:table-cell office:value-type="string" calcext:value-type="string">
            <text:p>flying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5.724851132603" calcext:value-type="float">
            <text:p>105.724851132603</text:p>
          </table:table-cell>
          <table:table-cell table:formula="of:=[.C114]/[.B114]" office:value-type="float" office:value="1.0587755567757" calcext:value-type="float">
            <text:p>1.0587755567757</text:p>
          </table:table-cell>
          <table:table-cell table:formula="of:=[.C114]-[.B114]" office:value-type="float" office:value="5.86907862632415" calcext:value-type="float">
            <text:p>5.86907862632415</text:p>
          </table:table-cell>
        </table:table-row>
        <table:table-row table:style-name="ro1">
          <table:table-cell office:value-type="string" calcext:value-type="string">
            <text:p>flying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5.7253607115" calcext:value-type="float">
            <text:p>95.7253607115</text:p>
          </table:table-cell>
          <table:table-cell table:formula="of:=[.C115]/[.B115]" office:value-type="float" office:value="0.805997352427657" calcext:value-type="float">
            <text:p>0.805997352427657</text:p>
          </table:table-cell>
          <table:table-cell table:formula="of:=[.C115]-[.B115]" office:value-type="float" office:value="-23.0409856334055" calcext:value-type="float">
            <text:p>-23.0409856334055</text:p>
          </table:table-cell>
        </table:table-row>
        <table:table-row table:style-name="ro1">
          <table:table-cell office:value-type="string" calcext:value-type="string">
            <text:p>flying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98.3019924481474" calcext:value-type="float">
            <text:p>98.3019924481474</text:p>
          </table:table-cell>
          <table:table-cell table:formula="of:=[.C116]/[.B116]" office:value-type="float" office:value="1.13000028119646" calcext:value-type="float">
            <text:p>1.13000028119646</text:p>
          </table:table-cell>
          <table:table-cell table:formula="of:=[.C116]-[.B116]" office:value-type="float" office:value="11.3091004250904" calcext:value-type="float">
            <text:p>11.3091004250904</text:p>
          </table:table-cell>
        </table:table-row>
        <table:table-row table:style-name="ro1">
          <table:table-cell office:value-type="string" calcext:value-type="string">
            <text:p>flying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5.9832503310932" calcext:value-type="float">
            <text:p>95.9832503310932</text:p>
          </table:table-cell>
          <table:table-cell table:formula="of:=[.C117]/[.B117]" office:value-type="float" office:value="0.987545477296128" calcext:value-type="float">
            <text:p>0.987545477296128</text:p>
          </table:table-cell>
          <table:table-cell table:formula="of:=[.C117]-[.B117]" office:value-type="float" office:value="-1.21050179249778" calcext:value-type="float">
            <text:p>-1.21050179249778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81.700283550642" calcext:value-type="float">
            <text:p>81.700283550642</text:p>
          </table:table-cell>
          <table:table-cell office:value-type="float" office:value="88.7633591826061" calcext:value-type="float">
            <text:p>88.7633591826061</text:p>
          </table:table-cell>
          <table:table-cell table:formula="of:=[.C118]/[.B118]" office:value-type="float" office:value="1.08645105408461" calcext:value-type="float">
            <text:p>1.08645105408461</text:p>
          </table:table-cell>
          <table:table-cell table:formula="of:=[.C118]-[.B118]" office:value-type="float" office:value="7.06307563196413" calcext:value-type="float">
            <text:p>7.06307563196413</text:p>
          </table:table-cell>
        </table:table-row>
        <table:table-row table:style-name="ro1">
          <table:table-cell office:value-type="string" calcext:value-type="string">
            <text:p>ghost/grass</text:p>
          </table:table-cell>
          <table:table-cell office:value-type="float" office:value="107.590403962059" calcext:value-type="float">
            <text:p>107.590403962059</text:p>
          </table:table-cell>
          <table:table-cell office:value-type="float" office:value="116.676184904171" calcext:value-type="float">
            <text:p>116.676184904171</text:p>
          </table:table-cell>
          <table:table-cell table:formula="of:=[.C119]/[.B119]" office:value-type="float" office:value="1.0844478746015" calcext:value-type="float">
            <text:p>1.0844478746015</text:p>
          </table:table-cell>
          <table:table-cell table:formula="of:=[.C119]-[.B119]" office:value-type="float" office:value="9.08578094211219" calcext:value-type="float">
            <text:p>9.08578094211219</text:p>
          </table:table-cell>
        </table:table-row>
        <table:table-row table:style-name="ro1">
          <table:table-cell office:value-type="string" calcext:value-type="string">
            <text:p>ghost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12.490028956839" calcext:value-type="float">
            <text:p>112.490028956839</text:p>
          </table:table-cell>
          <table:table-cell table:formula="of:=[.C120]/[.B120]" office:value-type="float" office:value="1.05522332689512" calcext:value-type="float">
            <text:p>1.05522332689512</text:p>
          </table:table-cell>
          <table:table-cell table:formula="of:=[.C120]-[.B120]" office:value-type="float" office:value="5.88697528115102" calcext:value-type="float">
            <text:p>5.88697528115102</text:p>
          </table:table-cell>
        </table:table-row>
        <table:table-row table:style-name="ro1">
          <table:table-cell office:value-type="string" calcext:value-type="string">
            <text:p>ghost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8.464715973073" calcext:value-type="float">
            <text:p>108.464715973073</text:p>
          </table:table-cell>
          <table:table-cell table:formula="of:=[.C121]/[.B121]" office:value-type="float" office:value="0.933776797919893" calcext:value-type="float">
            <text:p>0.933776797919893</text:p>
          </table:table-cell>
          <table:table-cell table:formula="of:=[.C121]-[.B121]" office:value-type="float" office:value="-7.69228880011475" calcext:value-type="float">
            <text:p>-7.69228880011475</text:p>
          </table:table-cell>
        </table:table-row>
        <table:table-row table:style-name="ro1">
          <table:table-cell office:value-type="string" calcext:value-type="string">
            <text:p>ghost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99.2662211408364" calcext:value-type="float">
            <text:p>99.2662211408364</text:p>
          </table:table-cell>
          <table:table-cell table:formula="of:=[.C122]/[.B122]" office:value-type="float" office:value="1.04367974911412" calcext:value-type="float">
            <text:p>1.04367974911412</text:p>
          </table:table-cell>
          <table:table-cell table:formula="of:=[.C122]-[.B122]" office:value-type="float" office:value="4.15445795381108" calcext:value-type="float">
            <text:p>4.15445795381108</text:p>
          </table:table-cell>
        </table:table-row>
        <table:table-row table:style-name="ro1">
          <table:table-cell office:value-type="string" calcext:value-type="string">
            <text:p>ghost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102.101336597868" calcext:value-type="float">
            <text:p>102.101336597868</text:p>
          </table:table-cell>
          <table:table-cell table:formula="of:=[.C123]/[.B123]" office:value-type="float" office:value="1.02969185425075" calcext:value-type="float">
            <text:p>1.02969185425075</text:p>
          </table:table-cell>
          <table:table-cell table:formula="of:=[.C123]-[.B123]" office:value-type="float" office:value="2.94416042290297" calcext:value-type="float">
            <text:p>2.94416042290297</text:p>
          </table:table-cell>
        </table:table-row>
        <table:table-row table:style-name="ro1">
          <table:table-cell office:value-type="string" calcext:value-type="string">
            <text:p>ghost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15.151351596849" calcext:value-type="float">
            <text:p>115.151351596849</text:p>
          </table:table-cell>
          <table:table-cell table:formula="of:=[.C124]/[.B124]" office:value-type="float" office:value="1.15317671384104" calcext:value-type="float">
            <text:p>1.15317671384104</text:p>
          </table:table-cell>
          <table:table-cell table:formula="of:=[.C124]-[.B124]" office:value-type="float" office:value="15.2955790905699" calcext:value-type="float">
            <text:p>15.2955790905699</text:p>
          </table:table-cell>
        </table:table-row>
        <table:table-row table:style-name="ro1">
          <table:table-cell office:value-type="string" calcext:value-type="string">
            <text:p>ghost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10.95694108167" calcext:value-type="float">
            <text:p>110.95694108167</text:p>
          </table:table-cell>
          <table:table-cell table:formula="of:=[.C125]/[.B125]" office:value-type="float" office:value="0.934245638570405" calcext:value-type="float">
            <text:p>0.934245638570405</text:p>
          </table:table-cell>
          <table:table-cell table:formula="of:=[.C125]-[.B125]" office:value-type="float" office:value="-7.80940526323541" calcext:value-type="float">
            <text:p>-7.80940526323541</text:p>
          </table:table-cell>
        </table:table-row>
        <table:table-row table:style-name="ro1">
          <table:table-cell office:value-type="string" calcext:value-type="string">
            <text:p>ghost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10.602291374976" calcext:value-type="float">
            <text:p>110.602291374976</text:p>
          </table:table-cell>
          <table:table-cell table:formula="of:=[.C126]/[.B126]" office:value-type="float" office:value="1.27139457952107" calcext:value-type="float">
            <text:p>1.27139457952107</text:p>
          </table:table-cell>
          <table:table-cell table:formula="of:=[.C126]-[.B126]" office:value-type="float" office:value="23.609399351919" calcext:value-type="float">
            <text:p>23.609399351919</text:p>
          </table:table-cell>
        </table:table-row>
        <table:table-row table:style-name="ro1">
          <table:table-cell office:value-type="string" calcext:value-type="string">
            <text:p>ghost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10.159817469605" calcext:value-type="float">
            <text:p>110.159817469605</text:p>
          </table:table-cell>
          <table:table-cell table:formula="of:=[.C127]/[.B127]" office:value-type="float" office:value="1.13340430904989" calcext:value-type="float">
            <text:p>1.13340430904989</text:p>
          </table:table-cell>
          <table:table-cell table:formula="of:=[.C127]-[.B127]" office:value-type="float" office:value="12.9660653460136" calcext:value-type="float">
            <text:p>12.9660653460136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84.8991988015492" calcext:value-type="float">
            <text:p>84.8991988015492</text:p>
          </table:table-cell>
          <table:table-cell table:formula="of:=[.C128]/[.B128]" office:value-type="float" office:value="0.939499002043321" calcext:value-type="float">
            <text:p>0.939499002043321</text:p>
          </table:table-cell>
          <table:table-cell table:formula="of:=[.C128]-[.B128]" office:value-type="float" office:value="-5.46726099979338" calcext:value-type="float">
            <text:p>-5.46726099979338</text:p>
          </table:table-cell>
        </table:table-row>
        <table:table-row table:style-name="ro1">
          <table:table-cell office:value-type="string" calcext:value-type="string">
            <text:p>grass/ground</text:p>
          </table:table-cell>
          <table:table-cell office:value-type="float" office:value="106.603053675688" calcext:value-type="float">
            <text:p>106.603053675688</text:p>
          </table:table-cell>
          <table:table-cell office:value-type="float" office:value="104.911171248453" calcext:value-type="float">
            <text:p>104.911171248453</text:p>
          </table:table-cell>
          <table:table-cell table:formula="of:=[.C129]/[.B129]" office:value-type="float" office:value="0.984129137309879" calcext:value-type="float">
            <text:p>0.984129137309879</text:p>
          </table:table-cell>
          <table:table-cell table:formula="of:=[.C129]-[.B129]" office:value-type="float" office:value="-1.69188242723445" calcext:value-type="float">
            <text:p>-1.69188242723445</text:p>
          </table:table-cell>
        </table:table-row>
        <table:table-row table:style-name="ro1">
          <table:table-cell office:value-type="string" calcext:value-type="string">
            <text:p>grass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100.532400920004" calcext:value-type="float">
            <text:p>100.532400920004</text:p>
          </table:table-cell>
          <table:table-cell table:formula="of:=[.C130]/[.B130]" office:value-type="float" office:value="0.865487200847744" calcext:value-type="float">
            <text:p>0.865487200847744</text:p>
          </table:table-cell>
          <table:table-cell table:formula="of:=[.C130]-[.B130]" office:value-type="float" office:value="-15.6246038531834" calcext:value-type="float">
            <text:p>-15.6246038531834</text:p>
          </table:table-cell>
        </table:table-row>
        <table:table-row table:style-name="ro1">
          <table:table-cell office:value-type="string" calcext:value-type="string">
            <text:p>grass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90.2600776621839" calcext:value-type="float">
            <text:p>90.2600776621839</text:p>
          </table:table-cell>
          <table:table-cell table:formula="of:=[.C131]/[.B131]" office:value-type="float" office:value="0.948989637430007" calcext:value-type="float">
            <text:p>0.948989637430007</text:p>
          </table:table-cell>
          <table:table-cell table:formula="of:=[.C131]-[.B131]" office:value-type="float" office:value="-4.85168552484144" calcext:value-type="float">
            <text:p>-4.85168552484144</text:p>
          </table:table-cell>
        </table:table-row>
        <table:table-row table:style-name="ro1">
          <table:table-cell office:value-type="string" calcext:value-type="string">
            <text:p>grass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93.5214411042691" calcext:value-type="float">
            <text:p>93.5214411042691</text:p>
          </table:table-cell>
          <table:table-cell table:formula="of:=[.C132]/[.B132]" office:value-type="float" office:value="0.943163618730417" calcext:value-type="float">
            <text:p>0.943163618730417</text:p>
          </table:table-cell>
          <table:table-cell table:formula="of:=[.C132]-[.B132]" office:value-type="float" office:value="-5.63573507069548" calcext:value-type="float">
            <text:p>-5.63573507069548</text:p>
          </table:table-cell>
        </table:table-row>
        <table:table-row table:style-name="ro1">
          <table:table-cell office:value-type="string" calcext:value-type="string">
            <text:p>grass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12.151558476341" calcext:value-type="float">
            <text:p>112.151558476341</text:p>
          </table:table-cell>
          <table:table-cell table:formula="of:=[.C133]/[.B133]" office:value-type="float" office:value="1.12313545488107" calcext:value-type="float">
            <text:p>1.12313545488107</text:p>
          </table:table-cell>
          <table:table-cell table:formula="of:=[.C133]-[.B133]" office:value-type="float" office:value="12.2957859700615" calcext:value-type="float">
            <text:p>12.2957859700615</text:p>
          </table:table-cell>
        </table:table-row>
        <table:table-row table:style-name="ro1">
          <table:table-cell office:value-type="string" calcext:value-type="string">
            <text:p>grass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4.875648669506" calcext:value-type="float">
            <text:p>104.875648669506</text:p>
          </table:table-cell>
          <table:table-cell table:formula="of:=[.C134]/[.B134]" office:value-type="float" office:value="0.883041803483119" calcext:value-type="float">
            <text:p>0.883041803483119</text:p>
          </table:table-cell>
          <table:table-cell table:formula="of:=[.C134]-[.B134]" office:value-type="float" office:value="-13.8906976753995" calcext:value-type="float">
            <text:p>-13.8906976753995</text:p>
          </table:table-cell>
        </table:table-row>
        <table:table-row table:style-name="ro1">
          <table:table-cell office:value-type="string" calcext:value-type="string">
            <text:p>grass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3.966866149285" calcext:value-type="float">
            <text:p>103.966866149285</text:p>
          </table:table-cell>
          <table:table-cell table:formula="of:=[.C135]/[.B135]" office:value-type="float" office:value="1.19511909227859" calcext:value-type="float">
            <text:p>1.19511909227859</text:p>
          </table:table-cell>
          <table:table-cell table:formula="of:=[.C135]-[.B135]" office:value-type="float" office:value="16.9739741262282" calcext:value-type="float">
            <text:p>16.9739741262282</text:p>
          </table:table-cell>
        </table:table-row>
        <table:table-row table:style-name="ro1">
          <table:table-cell office:value-type="string" calcext:value-type="string">
            <text:p>grass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8.5789423796888" calcext:value-type="float">
            <text:p>98.5789423796888</text:p>
          </table:table-cell>
          <table:table-cell table:formula="of:=[.C136]/[.B136]" office:value-type="float" office:value="1.01425184464878" calcext:value-type="float">
            <text:p>1.01425184464878</text:p>
          </table:table-cell>
          <table:table-cell table:formula="of:=[.C136]-[.B136]" office:value-type="float" office:value="1.3851902560978" calcext:value-type="float">
            <text:p>1.385190256097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float" office:value="86.7910868930794" calcext:value-type="float">
            <text:p>86.7910868930794</text:p>
          </table:table-cell>
          <table:table-cell office:value-type="float" office:value="79.896002678359" calcext:value-type="float">
            <text:p>79.896002678359</text:p>
          </table:table-cell>
          <table:table-cell table:formula="of:=[.C137]/[.B137]" office:value-type="float" office:value="0.920555388098612" calcext:value-type="float">
            <text:p>0.920555388098612</text:p>
          </table:table-cell>
          <table:table-cell table:formula="of:=[.C137]-[.B137]" office:value-type="float" office:value="-6.89508421472038" calcext:value-type="float">
            <text:p>-6.89508421472038</text:p>
          </table:table-cell>
        </table:table-row>
        <table:table-row table:style-name="ro1">
          <table:table-cell office:value-type="string" calcext:value-type="string">
            <text:p>ground/ice</text:p>
          </table:table-cell>
          <table:table-cell office:value-type="float" office:value="116.157004773187" calcext:value-type="float">
            <text:p>116.157004773187</text:p>
          </table:table-cell>
          <table:table-cell office:value-type="float" office:value="98.5215709176062" calcext:value-type="float">
            <text:p>98.5215709176062</text:p>
          </table:table-cell>
          <table:table-cell table:formula="of:=[.C138]/[.B138]" office:value-type="float" office:value="0.848175890123744" calcext:value-type="float">
            <text:p>0.848175890123744</text:p>
          </table:table-cell>
          <table:table-cell table:formula="of:=[.C138]-[.B138]" office:value-type="float" office:value="-17.6354338555811" calcext:value-type="float">
            <text:p>-17.6354338555811</text:p>
          </table:table-cell>
        </table:table-row>
        <table:table-row table:style-name="ro1">
          <table:table-cell office:value-type="string" calcext:value-type="string">
            <text:p>ground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85.3394668474794" calcext:value-type="float">
            <text:p>85.3394668474794</text:p>
          </table:table-cell>
          <table:table-cell table:formula="of:=[.C139]/[.B139]" office:value-type="float" office:value="0.897254598042411" calcext:value-type="float">
            <text:p>0.897254598042411</text:p>
          </table:table-cell>
          <table:table-cell table:formula="of:=[.C139]-[.B139]" office:value-type="float" office:value="-9.77229633954593" calcext:value-type="float">
            <text:p>-9.77229633954593</text:p>
          </table:table-cell>
        </table:table-row>
        <table:table-row table:style-name="ro1">
          <table:table-cell office:value-type="string" calcext:value-type="string">
            <text:p>ground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90.6497696057751" calcext:value-type="float">
            <text:p>90.6497696057751</text:p>
          </table:table-cell>
          <table:table-cell table:formula="of:=[.C140]/[.B140]" office:value-type="float" office:value="0.914202815193345" calcext:value-type="float">
            <text:p>0.914202815193345</text:p>
          </table:table-cell>
          <table:table-cell table:formula="of:=[.C140]-[.B140]" office:value-type="float" office:value="-8.5074065691895" calcext:value-type="float">
            <text:p>-8.5074065691895</text:p>
          </table:table-cell>
        </table:table-row>
        <table:table-row table:style-name="ro1">
          <table:table-cell office:value-type="string" calcext:value-type="string">
            <text:p>ground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8.715140582126" calcext:value-type="float">
            <text:p>108.715140582126</text:p>
          </table:table-cell>
          <table:table-cell table:formula="of:=[.C141]/[.B141]" office:value-type="float" office:value="1.08872164175876" calcext:value-type="float">
            <text:p>1.08872164175876</text:p>
          </table:table-cell>
          <table:table-cell table:formula="of:=[.C141]-[.B141]" office:value-type="float" office:value="8.85936807584645" calcext:value-type="float">
            <text:p>8.85936807584645</text:p>
          </table:table-cell>
        </table:table-row>
        <table:table-row table:style-name="ro1">
          <table:table-cell office:value-type="string" calcext:value-type="string">
            <text:p>ground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02.363677116456" calcext:value-type="float">
            <text:p>102.363677116456</text:p>
          </table:table-cell>
          <table:table-cell table:formula="of:=[.C142]/[.B142]" office:value-type="float" office:value="0.861891270269317" calcext:value-type="float">
            <text:p>0.861891270269317</text:p>
          </table:table-cell>
          <table:table-cell table:formula="of:=[.C142]-[.B142]" office:value-type="float" office:value="-16.4026692284492" calcext:value-type="float">
            <text:p>-16.4026692284492</text:p>
          </table:table-cell>
        </table:table-row>
        <table:table-row table:style-name="ro1">
          <table:table-cell office:value-type="string" calcext:value-type="string">
            <text:p>ground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3.229590140625" calcext:value-type="float">
            <text:p>103.229590140625</text:p>
          </table:table-cell>
          <table:table-cell table:formula="of:=[.C143]/[.B143]" office:value-type="float" office:value="1.18664396297188" calcext:value-type="float">
            <text:p>1.18664396297188</text:p>
          </table:table-cell>
          <table:table-cell table:formula="of:=[.C143]-[.B143]" office:value-type="float" office:value="16.2366981175679" calcext:value-type="float">
            <text:p>16.2366981175679</text:p>
          </table:table-cell>
        </table:table-row>
        <table:table-row table:style-name="ro1">
          <table:table-cell office:value-type="string" calcext:value-type="string">
            <text:p>ground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5.9475127317517" calcext:value-type="float">
            <text:p>95.9475127317517</text:p>
          </table:table-cell>
          <table:table-cell table:formula="of:=[.C144]/[.B144]" office:value-type="float" office:value="0.987177782886141" calcext:value-type="float">
            <text:p>0.987177782886141</text:p>
          </table:table-cell>
          <table:table-cell table:formula="of:=[.C144]-[.B144]" office:value-type="float" office:value="-1.2462393918393" calcext:value-type="float">
            <text:p>-1.2462393918393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75.7064316198652" calcext:value-type="float">
            <text:p>75.7064316198652</text:p>
          </table:table-cell>
          <table:table-cell table:formula="of:=[.C145]/[.B145]" office:value-type="float" office:value="0.837771356610569" calcext:value-type="float">
            <text:p>0.837771356610569</text:p>
          </table:table-cell>
          <table:table-cell table:formula="of:=[.C145]-[.B145]" office:value-type="float" office:value="-14.6600281814774" calcext:value-type="float">
            <text:p>-14.6600281814774</text:p>
          </table:table-cell>
        </table:table-row>
        <table:table-row table:style-name="ro1">
          <table:table-cell office:value-type="string" calcext:value-type="string">
            <text:p>ice/normal</text:p>
          </table:table-cell>
          <table:table-cell office:value-type="float" office:value="95.1117631870253" calcext:value-type="float">
            <text:p>95.1117631870253</text:p>
          </table:table-cell>
          <table:table-cell office:value-type="float" office:value="80.9201551946151" calcext:value-type="float">
            <text:p>80.9201551946151</text:p>
          </table:table-cell>
          <table:table-cell table:formula="of:=[.C146]/[.B146]" office:value-type="float" office:value="0.850790191277348" calcext:value-type="float">
            <text:p>0.850790191277348</text:p>
          </table:table-cell>
          <table:table-cell table:formula="of:=[.C146]-[.B146]" office:value-type="float" office:value="-14.1916079924103" calcext:value-type="float">
            <text:p>-14.1916079924103</text:p>
          </table:table-cell>
        </table:table-row>
        <table:table-row table:style-name="ro1">
          <table:table-cell office:value-type="string" calcext:value-type="string">
            <text:p>ice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83.1638129182404" calcext:value-type="float">
            <text:p>83.1638129182404</text:p>
          </table:table-cell>
          <table:table-cell table:formula="of:=[.C147]/[.B147]" office:value-type="float" office:value="0.838706951189255" calcext:value-type="float">
            <text:p>0.838706951189255</text:p>
          </table:table-cell>
          <table:table-cell table:formula="of:=[.C147]-[.B147]" office:value-type="float" office:value="-15.9933632567242" calcext:value-type="float">
            <text:p>-15.9933632567242</text:p>
          </table:table-cell>
        </table:table-row>
        <table:table-row table:style-name="ro1">
          <table:table-cell office:value-type="string" calcext:value-type="string">
            <text:p>ice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8.124761657355" calcext:value-type="float">
            <text:p>108.124761657355</text:p>
          </table:table-cell>
          <table:table-cell table:formula="of:=[.C148]/[.B148]" office:value-type="float" office:value="1.08280932532524" calcext:value-type="float">
            <text:p>1.08280932532524</text:p>
          </table:table-cell>
          <table:table-cell table:formula="of:=[.C148]-[.B148]" office:value-type="float" office:value="8.26898915107613" calcext:value-type="float">
            <text:p>8.26898915107613</text:p>
          </table:table-cell>
        </table:table-row>
        <table:table-row table:style-name="ro1">
          <table:table-cell office:value-type="string" calcext:value-type="string">
            <text:p>ice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6.6833353313983" calcext:value-type="float">
            <text:p>96.6833353313983</text:p>
          </table:table-cell>
          <table:table-cell table:formula="of:=[.C149]/[.B149]" office:value-type="float" office:value="0.814063396802857" calcext:value-type="float">
            <text:p>0.814063396802857</text:p>
          </table:table-cell>
          <table:table-cell table:formula="of:=[.C149]-[.B149]" office:value-type="float" office:value="-22.0830110135072" calcext:value-type="float">
            <text:p>-22.0830110135072</text:p>
          </table:table-cell>
        </table:table-row>
        <table:table-row table:style-name="ro1">
          <table:table-cell office:value-type="string" calcext:value-type="string">
            <text:p>ice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97.6265757910954" calcext:value-type="float">
            <text:p>97.6265757910954</text:p>
          </table:table-cell>
          <table:table-cell table:formula="of:=[.C150]/[.B150]" office:value-type="float" office:value="1.12223623701601" calcext:value-type="float">
            <text:p>1.12223623701601</text:p>
          </table:table-cell>
          <table:table-cell table:formula="of:=[.C150]-[.B150]" office:value-type="float" office:value="10.6336837680384" calcext:value-type="float">
            <text:p>10.6336837680384</text:p>
          </table:table-cell>
        </table:table-row>
        <table:table-row table:style-name="ro1">
          <table:table-cell office:value-type="string" calcext:value-type="string">
            <text:p>ice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3.7743648488359" calcext:value-type="float">
            <text:p>93.7743648488359</text:p>
          </table:table-cell>
          <table:table-cell table:formula="of:=[.C151]/[.B151]" office:value-type="float" office:value="0.964818857179142" calcext:value-type="float">
            <text:p>0.964818857179142</text:p>
          </table:table-cell>
          <table:table-cell table:formula="of:=[.C151]-[.B151]" office:value-type="float" office:value="-3.41938727475514" calcext:value-type="float">
            <text:p>-3.41938727475514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88.1512651924492" calcext:value-type="float">
            <text:p>88.1512651924492</text:p>
          </table:table-cell>
          <table:table-cell office:value-type="float" office:value="69.2159218361246" calcext:value-type="float">
            <text:p>69.2159218361246</text:p>
          </table:table-cell>
          <table:table-cell table:formula="of:=[.C152]/[.B152]" office:value-type="float" office:value="0.785194877067442" calcext:value-type="float">
            <text:p>0.785194877067442</text:p>
          </table:table-cell>
          <table:table-cell table:formula="of:=[.C152]-[.B152]" office:value-type="float" office:value="-18.9353433563246" calcext:value-type="float">
            <text:p>-18.9353433563246</text:p>
          </table:table-cell>
        </table:table-row>
        <table:table-row table:style-name="ro1">
          <table:table-cell office:value-type="string" calcext:value-type="string">
            <text:p>normal/poison</text:p>
          </table:table-cell>
          <table:table-cell office:value-type="float" office:value="99.1571761749646" calcext:value-type="float">
            <text:p>99.1571761749646</text:p>
          </table:table-cell>
          <table:table-cell office:value-type="float" office:value="76.716788601233" calcext:value-type="float">
            <text:p>76.716788601233</text:p>
          </table:table-cell>
          <table:table-cell table:formula="of:=[.C153]/[.B153]" office:value-type="float" office:value="0.773688718866549" calcext:value-type="float">
            <text:p>0.773688718866549</text:p>
          </table:table-cell>
          <table:table-cell table:formula="of:=[.C153]-[.B153]" office:value-type="float" office:value="-22.4403875737316" calcext:value-type="float">
            <text:p>-22.4403875737316</text:p>
          </table:table-cell>
        </table:table-row>
        <table:table-row table:style-name="ro1">
          <table:table-cell office:value-type="string" calcext:value-type="string">
            <text:p>normal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3.063233279768" calcext:value-type="float">
            <text:p>103.063233279768</text:p>
          </table:table-cell>
          <table:table-cell table:formula="of:=[.C154]/[.B154]" office:value-type="float" office:value="1.03212093495433" calcext:value-type="float">
            <text:p>1.03212093495433</text:p>
          </table:table-cell>
          <table:table-cell table:formula="of:=[.C154]-[.B154]" office:value-type="float" office:value="3.20746077348856" calcext:value-type="float">
            <text:p>3.20746077348856</text:p>
          </table:table-cell>
        </table:table-row>
        <table:table-row table:style-name="ro1">
          <table:table-cell office:value-type="string" calcext:value-type="string">
            <text:p>normal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1.7989845476424" calcext:value-type="float">
            <text:p>91.7989845476424</text:p>
          </table:table-cell>
          <table:table-cell table:formula="of:=[.C155]/[.B155]" office:value-type="float" office:value="0.77293768287737" calcext:value-type="float">
            <text:p>0.77293768287737</text:p>
          </table:table-cell>
          <table:table-cell table:formula="of:=[.C155]-[.B155]" office:value-type="float" office:value="-26.9673617972631" calcext:value-type="float">
            <text:p>-26.9673617972631</text:p>
          </table:table-cell>
        </table:table-row>
        <table:table-row table:style-name="ro1">
          <table:table-cell office:value-type="string" calcext:value-type="string">
            <text:p>normal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94.5760117722919" calcext:value-type="float">
            <text:p>94.5760117722919</text:p>
          </table:table-cell>
          <table:table-cell table:formula="of:=[.C156]/[.B156]" office:value-type="float" office:value="1.08716941778674" calcext:value-type="float">
            <text:p>1.08716941778674</text:p>
          </table:table-cell>
          <table:table-cell table:formula="of:=[.C156]-[.B156]" office:value-type="float" office:value="7.58311974923485" calcext:value-type="float">
            <text:p>7.58311974923485</text:p>
          </table:table-cell>
        </table:table-row>
        <table:table-row table:style-name="ro1">
          <table:table-cell office:value-type="string" calcext:value-type="string">
            <text:p>normal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0.8400321482301" calcext:value-type="float">
            <text:p>90.8400321482301</text:p>
          </table:table-cell>
          <table:table-cell table:formula="of:=[.C157]/[.B157]" office:value-type="float" office:value="0.934628308543109" calcext:value-type="float">
            <text:p>0.934628308543109</text:p>
          </table:table-cell>
          <table:table-cell table:formula="of:=[.C157]-[.B157]" office:value-type="float" office:value="-6.35371997536092" calcext:value-type="float">
            <text:p>-6.35371997536092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61.9167840206317" calcext:value-type="float">
            <text:p>61.9167840206317</text:p>
          </table:table-cell>
          <table:table-cell table:formula="of:=[.C158]/[.B158]" office:value-type="float" office:value="0.685174390550949" calcext:value-type="float">
            <text:p>0.685174390550949</text:p>
          </table:table-cell>
          <table:table-cell table:formula="of:=[.C158]-[.B158]" office:value-type="float" office:value="-28.4496757807108" calcext:value-type="float">
            <text:p>-28.4496757807108</text:p>
          </table:table-cell>
        </table:table-row>
        <table:table-row table:style-name="ro1">
          <table:table-cell office:value-type="string" calcext:value-type="string">
            <text:p>poison/psychict</text:p>
          </table:table-cell>
          <table:table-cell office:value-type="float" office:value="99.8557725062792" calcext:value-type="float">
            <text:p>99.8557725062792</text:p>
          </table:table-cell>
          <table:table-cell office:value-type="float" office:value="103.522748424015" calcext:value-type="float">
            <text:p>103.522748424015</text:p>
          </table:table-cell>
          <table:table-cell table:formula="of:=[.C159]/[.B159]" office:value-type="float" office:value="1.03672272344101" calcext:value-type="float">
            <text:p>1.03672272344101</text:p>
          </table:table-cell>
          <table:table-cell table:formula="of:=[.C159]-[.B159]" office:value-type="float" office:value="3.6669759177361" calcext:value-type="float">
            <text:p>3.6669759177361</text:p>
          </table:table-cell>
        </table:table-row>
        <table:table-row table:style-name="ro1">
          <table:table-cell office:value-type="string" calcext:value-type="string">
            <text:p>poison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92.9901371710194" calcext:value-type="float">
            <text:p>92.9901371710194</text:p>
          </table:table-cell>
          <table:table-cell table:formula="of:=[.C160]/[.B160]" office:value-type="float" office:value="0.782967061232731" calcext:value-type="float">
            <text:p>0.782967061232731</text:p>
          </table:table-cell>
          <table:table-cell table:formula="of:=[.C160]-[.B160]" office:value-type="float" office:value="-25.7762091738861" calcext:value-type="float">
            <text:p>-25.7762091738861</text:p>
          </table:table-cell>
        </table:table-row>
        <table:table-row table:style-name="ro1">
          <table:table-cell office:value-type="string" calcext:value-type="string">
            <text:p>poison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93.9598480885163" calcext:value-type="float">
            <text:p>93.9598480885163</text:p>
          </table:table-cell>
          <table:table-cell table:formula="of:=[.C161]/[.B161]" office:value-type="float" office:value="1.0800864979131" calcext:value-type="float">
            <text:p>1.0800864979131</text:p>
          </table:table-cell>
          <table:table-cell table:formula="of:=[.C161]-[.B161]" office:value-type="float" office:value="6.96695606545929" calcext:value-type="float">
            <text:p>6.96695606545929</text:p>
          </table:table-cell>
        </table:table-row>
        <table:table-row table:style-name="ro1">
          <table:table-cell office:value-type="string" calcext:value-type="string">
            <text:p>poison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1.8334010381501" calcext:value-type="float">
            <text:p>91.8334010381501</text:p>
          </table:table-cell>
          <table:table-cell table:formula="of:=[.C162]/[.B162]" office:value-type="float" office:value="0.944848810048771" calcext:value-type="float">
            <text:p>0.944848810048771</text:p>
          </table:table-cell>
          <table:table-cell table:formula="of:=[.C162]-[.B162]" office:value-type="float" office:value="-5.36035108544087" calcext:value-type="float">
            <text:p>-5.36035108544087</text:p>
          </table:table-cell>
        </table:table-row>
        <table:table-row table:style-name="ro1">
          <table:table-cell office:value-type="string" calcext:value-type="string">
            <text:p>psychict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96.3863398472594" calcext:value-type="float">
            <text:p>96.3863398472594</text:p>
          </table:table-cell>
          <table:table-cell table:formula="of:=[.C163]/[.B163]" office:value-type="float" office:value="1.06661630940451" calcext:value-type="float">
            <text:p>1.06661630940451</text:p>
          </table:table-cell>
          <table:table-cell table:formula="of:=[.C163]-[.B163]" office:value-type="float" office:value="6.01988004591678" calcext:value-type="float">
            <text:p>6.01988004591678</text:p>
          </table:table-cell>
        </table:table-row>
        <table:table-row table:style-name="ro1">
          <table:table-cell office:value-type="string" calcext:value-type="string">
            <text:p>psychict/rock</text:p>
          </table:table-cell>
          <table:table-cell office:value-type="float" office:value="118.766346344905" calcext:value-type="float">
            <text:p>118.766346344905</text:p>
          </table:table-cell>
          <table:table-cell office:value-type="float" office:value="110.891055336732" calcext:value-type="float">
            <text:p>110.891055336732</text:p>
          </table:table-cell>
          <table:table-cell table:formula="of:=[.C164]/[.B164]" office:value-type="float" office:value="0.933690887607984" calcext:value-type="float">
            <text:p>0.933690887607984</text:p>
          </table:table-cell>
          <table:table-cell table:formula="of:=[.C164]-[.B164]" office:value-type="float" office:value="-7.87529100817351" calcext:value-type="float">
            <text:p>-7.87529100817351</text:p>
          </table:table-cell>
        </table:table-row>
        <table:table-row table:style-name="ro1">
          <table:table-cell office:value-type="string" calcext:value-type="string">
            <text:p>psychict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9.259604387672" calcext:value-type="float">
            <text:p>109.259604387672</text:p>
          </table:table-cell>
          <table:table-cell table:formula="of:=[.C165]/[.B165]" office:value-type="float" office:value="1.25596013475117" calcext:value-type="float">
            <text:p>1.25596013475117</text:p>
          </table:table-cell>
          <table:table-cell table:formula="of:=[.C165]-[.B165]" office:value-type="float" office:value="22.2667123646153" calcext:value-type="float">
            <text:p>22.2667123646153</text:p>
          </table:table-cell>
        </table:table-row>
        <table:table-row table:style-name="ro1">
          <table:table-cell office:value-type="string" calcext:value-type="string">
            <text:p>psychict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09.703395857517" calcext:value-type="float">
            <text:p>109.703395857517</text:p>
          </table:table-cell>
          <table:table-cell table:formula="of:=[.C166]/[.B166]" office:value-type="float" office:value="1.12870831160031" calcext:value-type="float">
            <text:p>1.12870831160031</text:p>
          </table:table-cell>
          <table:table-cell table:formula="of:=[.C166]-[.B166]" office:value-type="float" office:value="12.5096437339264" calcext:value-type="float">
            <text:p>12.5096437339264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84.1816506135957" calcext:value-type="float">
            <text:p>84.1816506135957</text:p>
          </table:table-cell>
          <table:table-cell table:formula="of:=[.C167]/[.B167]" office:value-type="float" office:value="0.931558576032044" calcext:value-type="float">
            <text:p>0.931558576032044</text:p>
          </table:table-cell>
          <table:table-cell table:formula="of:=[.C167]-[.B167]" office:value-type="float" office:value="-6.18480918774691" calcext:value-type="float">
            <text:p>-6.18480918774691</text:p>
          </table:table-cell>
        </table:table-row>
        <table:table-row table:style-name="ro1">
          <table:table-cell office:value-type="string" calcext:value-type="string">
            <text:p>rock/steel</text:p>
          </table:table-cell>
          <table:table-cell office:value-type="float" office:value="86.992892023057" calcext:value-type="float">
            <text:p>86.992892023057</text:p>
          </table:table-cell>
          <table:table-cell office:value-type="float" office:value="100.555391080083" calcext:value-type="float">
            <text:p>100.555391080083</text:p>
          </table:table-cell>
          <table:table-cell table:formula="of:=[.C168]/[.B168]" office:value-type="float" office:value="1.1559035312153" calcext:value-type="float">
            <text:p>1.1559035312153</text:p>
          </table:table-cell>
          <table:table-cell table:formula="of:=[.C168]-[.B168]" office:value-type="float" office:value="13.5624990570257" calcext:value-type="float">
            <text:p>13.5624990570257</text:p>
          </table:table-cell>
        </table:table-row>
        <table:table-row table:style-name="ro1">
          <table:table-cell office:value-type="string" calcext:value-type="string">
            <text:p>rock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99.5434352111115" calcext:value-type="float">
            <text:p>99.5434352111115</text:p>
          </table:table-cell>
          <table:table-cell table:formula="of:=[.C169]/[.B169]" office:value-type="float" office:value="1.02417524826629" calcext:value-type="float">
            <text:p>1.02417524826629</text:p>
          </table:table-cell>
          <table:table-cell table:formula="of:=[.C169]-[.B169]" office:value-type="float" office:value="2.34968308752049" calcext:value-type="float">
            <text:p>2.34968308752049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89.3016572930159" calcext:value-type="float">
            <text:p>89.3016572930159</text:p>
          </table:table-cell>
          <table:table-cell office:value-type="float" office:value="90.2726483230452" calcext:value-type="float">
            <text:p>90.2726483230452</text:p>
          </table:table-cell>
          <table:table-cell table:formula="of:=[.C170]/[.B170]" office:value-type="float" office:value="1.01087315800695" calcext:value-type="float">
            <text:p>1.01087315800695</text:p>
          </table:table-cell>
          <table:table-cell table:formula="of:=[.C170]-[.B170]" office:value-type="float" office:value="0.97099103002931" calcext:value-type="float">
            <text:p>0.97099103002931</text:p>
          </table:table-cell>
        </table:table-row>
        <table:table-row table:style-name="ro1">
          <table:table-cell office:value-type="string" calcext:value-type="string">
            <text:p>steel/water</text:p>
          </table:table-cell>
          <table:table-cell office:value-type="float" office:value="97.193752123591" calcext:value-type="float">
            <text:p>97.193752123591</text:p>
          </table:table-cell>
          <table:table-cell office:value-type="float" office:value="101.829081689285" calcext:value-type="float">
            <text:p>101.829081689285</text:p>
          </table:table-cell>
          <table:table-cell table:formula="of:=[.C171]/[.B171]" office:value-type="float" office:value="1.04769164132896" calcext:value-type="float">
            <text:p>1.04769164132896</text:p>
          </table:table-cell>
          <table:table-cell table:formula="of:=[.C171]-[.B171]" office:value-type="float" office:value="4.63532956569418" calcext:value-type="float">
            <text:p>4.63532956569418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0.3664598013426" calcext:value-type="float">
            <text:p>90.3664598013426</text:p>
          </table:table-cell>
          <table:table-cell office:value-type="float" office:value="81.8422602531918" calcext:value-type="float">
            <text:p>81.8422602531918</text:p>
          </table:table-cell>
          <table:table-cell table:formula="of:=[.C172]/[.B172]" office:value-type="float" office:value="0.905670759185543" calcext:value-type="float">
            <text:p>0.905670759185543</text:p>
          </table:table-cell>
          <table:table-cell table:formula="of:=[.C172]-[.B172]" office:value-type="float" office:value="-8.5241995481508" calcext:value-type="float">
            <text:p>-8.5241995481508</text:p>
          </table:table-cell>
        </table:table-row>
      </table:table>
      <table:named-expressions/>
      <table:database-ranges>
        <table:database-range table:name="__Anonymous_Sheet_DB__0" table:target-range-address="Sheet1.A1:Sheet1.E1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20:57:17.886000000</meta:creation-date>
    <dc:date>2022-12-01T02:19:49.822000000</dc:date>
    <meta:editing-duration>PT17M24S</meta:editing-duration>
    <meta:editing-cycles>3</meta:editing-cycles>
    <meta:generator>LibreOffice/7.4.0.3$Windows_X86_64 LibreOffice_project/f85e47c08ddd19c015c0114a68350214f7066f5a</meta:generator>
    <meta:document-statistic meta:table-count="1" meta:cell-count="860" meta:object-count="0"/>
  </office:meta>
</office:document-meta>
</file>